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1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Heading_20_2">
      <style:paragraph-properties fo:break-before="auto" fo:line-height="115%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P33" style:family="paragraph" style:parent-style-name="Heading_20_3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text-align="justify" fo:break-before="auto" fo:line-height="101%" style:writing-mode="lr-tb"/>
    </style:style>
    <style:style style:name="T3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text-align="justify" fo:break-before="auto" fo:line-height="101%" fo:margin-top="0cm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text-align="justify" fo:break-before="auto" fo:line-height="101%" fo:margin-top="0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3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4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4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6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6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6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6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6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6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7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9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9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19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20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text-align="justify" fo:break-before="auto" fo:line-height="101%" fo:margin-top="0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4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5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5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text-align="justify" fo:break-before="auto" fo:line-height="101%" fo:margin-top="0cm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1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1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1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text-align="justify" fo:break-before="auto" fo:line-height="101%" fo:margin-top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justify" fo:break-before="auto" fo:line-height="101%" fo:margin-top="0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justify" fo:break-before="auto" fo:line-height="101%" fo:margin-top="0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text-align="justify" fo:break-before="auto" fo:line-height="101%" fo:margin-top="0cm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justify" fo:break-before="auto" fo:line-height="101%" fo:margin-top="0cm" fo:margin-bottom="0cm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text-align="justify" fo:break-before="auto" fo:line-height="101%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text-align="justify" fo:break-before="auto" fo:line-height="101%" style:writing-mode="lr-tb"/>
    </style:style>
    <style:style style:name="T4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text-align="justify" fo:break-before="auto" fo:line-height="101%" style:writing-mode="lr-tb"/>
    </style:style>
    <style:style style:name="T4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text-align="justify" fo:break-before="auto" fo:line-height="101%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Heading_20_3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font-size="12pt" style:font-size-asian="12pt" style:font-size-complex="12pt"/>
    </style:style>
    <style:style style:name="T54_2" style:family="text">
      <style:text-properties fo:background-color="#ffffff" fo:font-size="12pt" style:font-size-asian="12pt" style:font-size-complex="12pt"/>
    </style:style>
    <style:style style:name="T54_3" style:family="text">
      <style:text-properties fo:background-color="#ffffff" fo:font-size="12pt" style:font-size-asian="12pt" style:font-size-complex="12pt"/>
    </style:style>
    <style:style style:name="T54_4" style:family="text">
      <style:text-properties fo:background-color="#ffffff" fo:font-size="12pt" style:font-size-asian="12pt" style:font-size-complex="12pt"/>
    </style:style>
    <style:style style:name="T54_5" style:family="text">
      <style:text-properties fo:background-color="#ffffff" fo:font-size="12pt" style:font-size-asian="12pt" style:font-size-complex="12pt"/>
    </style:style>
    <style:style style:name="T54_6" style:family="text">
      <style:text-properties fo:background-color="#ffffff" fo:font-size="12pt" style:font-size-asian="12pt" style:font-size-complex="12pt"/>
    </style:style>
    <style:style style:name="T54_7" style:family="text">
      <style:text-properties fo:background-color="#ffffff" fo:font-size="12pt" style:font-size-asian="12pt" style:font-size-complex="12pt"/>
    </style:style>
    <style:style style:name="T54_8" style:family="text">
      <style:text-properties fo:background-color="#ffffff" fo:font-size="12pt" style:font-size-asian="12pt" style:font-size-complex="12pt"/>
    </style:style>
    <style:style style:name="T54_9" style:family="text">
      <style:text-properties fo:background-color="#ffffff" fo:font-size="12pt" style:font-size-asian="12pt" style:font-size-complex="12pt"/>
    </style:style>
    <style:style style:name="T54_10" style:family="text">
      <style:text-properties fo:background-color="#ffffff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font-size="12pt" style:font-size-asian="12pt" style:font-size-complex="12pt"/>
    </style:style>
    <style:style style:name="T55_2" style:family="text">
      <style:text-properties fo:background-color="#ffffff" fo:font-size="12pt" style:font-size-asian="12pt" style:font-size-complex="12pt"/>
    </style:style>
    <style:style style:name="T55_3" style:family="text">
      <style:text-properties fo:background-color="#ffffff" fo:font-size="12pt" style:font-size-asian="12pt" style:font-size-complex="12pt"/>
    </style:style>
    <style:style style:name="T55_4" style:family="text">
      <style:text-properties fo:background-color="#ffffff"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font-size="12pt" style:font-size-asian="12pt" style:font-size-complex="12pt"/>
    </style:style>
    <style:style style:name="T56_2" style:family="text">
      <style:text-properties fo:background-color="#ffffff" fo:font-size="12pt" style:font-size-asian="12pt" style:font-size-complex="12pt"/>
    </style:style>
    <style:style style:name="T56_3" style:family="text">
      <style:text-properties fo:background-color="#ffffff" fo:font-size="12pt" style:font-size-asian="12pt" style:font-size-complex="12pt"/>
    </style:style>
    <style:style style:name="T56_4" style:family="text">
      <style:text-properties fo:background-color="#ffffff" fo:font-size="12pt" style:font-size-asian="12pt" style:font-size-complex="12pt"/>
    </style:style>
    <style:style style:name="T56_5" style:family="text">
      <style:text-properties fo:background-color="#ffffff" fo:font-size="12pt" style:font-size-asian="12pt" style:font-size-complex="12pt"/>
    </style:style>
    <style:style style:name="T56_6" style:family="text">
      <style:text-properties fo:background-color="#ffffff"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font-size="12pt" style:font-size-asian="12pt" style:font-size-complex="12pt"/>
    </style:style>
    <style:style style:name="T57_2" style:family="text">
      <style:text-properties fo:background-color="#ffffff" fo:font-size="12pt" style:font-size-asian="12pt" style:font-size-complex="12pt"/>
    </style:style>
    <style:style style:name="T57_3" style:family="text">
      <style:text-properties fo:background-color="#ffffff" fo:font-size="12pt" style:font-size-asian="12pt" style:font-size-complex="12pt"/>
    </style:style>
    <style:style style:name="T57_4" style:family="text">
      <style:text-properties fo:background-color="#ffffff" fo:font-size="12pt" style:font-size-asian="12pt" style:font-size-complex="12pt"/>
    </style:style>
    <style:style style:name="T57_5" style:family="text">
      <style:text-properties fo:background-color="#ffffff" fo:font-size="12pt" style:font-size-asian="12pt" style:font-size-complex="12pt"/>
    </style:style>
    <style:style style:name="T57_6" style:family="text">
      <style:text-properties fo:background-color="#ffffff" fo:font-size="12pt" style:font-size-asian="12pt" style:font-size-complex="12pt"/>
    </style:style>
    <style:style style:name="T57_7" style:family="text">
      <style:text-properties fo:background-color="#ffffff" fo:font-size="12pt" style:font-size-asian="12pt" style:font-size-complex="12pt"/>
    </style:style>
    <style:style style:name="T57_8" style:family="text">
      <style:text-properties fo:background-color="#ffffff" fo:font-size="12pt" style:font-size-asian="12pt" style:font-size-complex="12pt"/>
    </style:style>
    <style:style style:name="T57_9" style:family="text">
      <style:text-properties fo:background-color="#ffffff" fo:font-size="12pt" style:font-size-asian="12pt" style:font-size-complex="12pt"/>
    </style:style>
    <style:style style:name="T57_10" style:family="text">
      <style:text-properties fo:background-color="#ffffff" fo:font-size="12pt" style:font-size-asian="12pt" style:font-size-complex="12pt"/>
    </style:style>
    <style:style style:name="P58" style:family="paragraph" style:parent-style-name="Heading_20_2">
      <style:paragraph-properties fo:break-before="auto" fo:line-height="115%" fo:margin-top="0.423cm" fo:margin-bottom="0.071cm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text-align="center" fo:break-before="auto" fo:line-height="115%" style:writing-mode="lr-tb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P84" style:family="paragraph" style:parent-style-name="Heading_20_1">
      <style:paragraph-properties fo:break-before="auto" fo:line-height="115%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Heading_20_1">
      <style:paragraph-properties fo:break-before="auto" fo:line-height="115%" fo:margin-top="0.353cm" fo:margin-bottom="0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text-align="center" fo:break-before="auto" fo:line-height="115%" style:writing-mode="lr-tb"/>
    </style:style>
    <style:style style:name="P99" style:family="paragraph" style:parent-style-name="Standard">
      <style:paragraph-properties fo:text-align="center" fo:break-before="auto" fo:line-height="115%" style:writing-mode="lr-tb"/>
    </style:style>
    <style:style style:name="P100" style:family="paragraph" style:parent-style-name="Standard">
      <style:paragraph-properties fo:text-align="center" fo:break-before="auto" fo:line-height="115%" style:writing-mode="lr-tb"/>
    </style:style>
    <style:style style:name="P101" style:family="paragraph" style:parent-style-name="Standard">
      <style:paragraph-properties fo:text-align="center" fo:break-before="auto" fo:line-height="115%" style:writing-mode="lr-tb"/>
    </style:style>
    <style:style style:name="P102" style:family="paragraph" style:parent-style-name="Standard">
      <style:paragraph-properties fo:text-align="center"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3" style:family="text"/>
    <style:style style:name="T10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5" style:family="text"/>
    <style:style style:name="T10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7" style:family="text"/>
    <style:style style:name="T10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9" style:family="text"/>
    <style:style style:name="T10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1" style:family="text"/>
    <style:style style:name="T10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3" style:family="text"/>
    <style:style style:name="T10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5" style:family="text"/>
    <style:style style:name="T10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7" style:family="text"/>
    <style:style style:name="T10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19" style:family="text"/>
    <style:style style:name="T10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21" style:family="text"/>
    <style:style style:name="T10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3" style:family="text"/>
    <style:style style:name="T10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5" style:family="text"/>
    <style:style style:name="T10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7" style:family="text"/>
    <style:style style:name="T10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9" style:family="text"/>
    <style:style style:name="T10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11" style:family="text"/>
    <style:style style:name="T10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13" style:family="text"/>
    <style:style style:name="T10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15" style:family="text"/>
    <style:style style:name="T10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17" style:family="text"/>
    <style:style style:name="T10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19" style:family="text"/>
    <style:style style:name="T10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21" style:family="text"/>
    <style:style style:name="T10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>
      <style:text-properties fo:background-color="#ffffff" fo:color="#2b587a" fo:font-size="12pt" style:font-size-asian="12pt" style:font-size-complex="12pt"/>
    </style:style>
    <style:style style:name="T106_3" style:family="text"/>
    <style:style style:name="T106_4" style:family="text">
      <style:text-properties fo:background-color="#ffffff" fo:color="#2b587a" fo:font-size="12pt" style:font-size-asian="12pt" style:font-size-complex="12pt"/>
    </style:style>
    <style:style style:name="T106_5" style:family="text"/>
    <style:style style:name="T106_6" style:family="text">
      <style:text-properties fo:background-color="#ffffff" fo:color="#2b587a" fo:font-size="12pt" style:font-size-asian="12pt" style:font-size-complex="12pt"/>
    </style:style>
    <style:style style:name="T106_7" style:family="text"/>
    <style:style style:name="T106_8" style:family="text">
      <style:text-properties fo:background-color="#ffffff" fo:color="#2b587a" fo:font-size="12pt" style:font-size-asian="12pt" style:font-size-complex="12pt"/>
    </style:style>
    <style:style style:name="T106_9" style:family="text"/>
    <style:style style:name="T106_10" style:family="text">
      <style:text-properties fo:background-color="#ffffff" fo:color="#2b587a" fo:font-size="12pt" style:font-size-asian="12pt" style:font-size-complex="12pt"/>
    </style:style>
    <style:style style:name="T106_11" style:family="text"/>
    <style:style style:name="T106_12" style:family="text">
      <style:text-properties fo:background-color="#ffffff" fo:color="#2b587a" fo:font-size="12pt" style:font-size-asian="12pt" style:font-size-complex="12pt"/>
    </style:style>
    <style:style style:name="T106_13" style:family="text"/>
    <style:style style:name="T106_14" style:family="text">
      <style:text-properties fo:background-color="#ffffff" fo:color="#2b587a" fo:font-size="12pt" style:font-size-asian="12pt" style:font-size-complex="12pt"/>
    </style:style>
    <style:style style:name="T106_15" style:family="text"/>
    <style:style style:name="T106_16" style:family="text">
      <style:text-properties fo:background-color="#ffffff" fo:color="#2b587a" fo:font-size="12pt" style:font-size-asian="12pt" style:font-size-complex="12pt"/>
    </style:style>
    <style:style style:name="T106_17" style:family="text"/>
    <style:style style:name="T106_18" style:family="text">
      <style:text-properties fo:background-color="#ffffff" fo:color="#2b587a" fo:font-size="12pt" style:font-size-asian="12pt" style:font-size-complex="12pt"/>
    </style:style>
    <style:style style:name="T106_19" style:family="text"/>
    <style:style style:name="T106_20" style:family="text">
      <style:text-properties fo:background-color="#ffffff" fo:color="#2b587a" fo:font-size="12pt" style:font-size-asian="12pt" style:font-size-complex="12pt"/>
    </style:style>
    <style:style style:name="T106_21" style:family="text"/>
    <style:style style:name="T106_22" style:family="text">
      <style:text-properties fo:background-color="#ffffff" fo:color="#2b587a" fo:font-size="12pt" style:font-size-asian="12pt" style:font-size-complex="12pt"/>
    </style:style>
    <style:style style:name="T106_23" style:family="text"/>
    <style:style style:name="T106_24" style:family="text">
      <style:text-properties fo:background-color="#ffffff" fo:color="#2b587a" fo:font-size="12pt" style:font-size-asian="12pt" style:font-size-complex="12pt"/>
    </style:style>
    <style:style style:name="T106_25" style:family="text">
      <style:text-properties fo:background-color="#ffffff" fo:font-size="12pt" style:font-size-asian="12pt" style:font-size-complex="12pt"/>
    </style:style>
    <style:style style:name="T106_26" style:family="text">
      <style:text-properties fo:background-color="#ffffff"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09" style:family="paragraph" style:parent-style-name="Standard">
      <style:paragraph-properties fo:text-align="center" fo:break-before="auto" fo:line-height="115%" style:writing-mode="lr-tb"/>
    </style:style>
    <style:style style:name="P110" style:family="paragraph" style:parent-style-name="Standard">
      <style:paragraph-properties fo:text-align="center" fo:break-before="auto" fo:line-height="115%" style:writing-mode="lr-tb"/>
    </style:style>
    <style:style style:name="P111" style:family="paragraph" style:parent-style-name="Standard">
      <style:paragraph-properties fo:text-align="center"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text-align="center" fo:break-before="auto" fo:line-height="115%" style:writing-mode="lr-tb"/>
    </style:style>
    <style:style style:name="T112_1" style:family="text"/>
    <style:style style:name="T11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3" style:family="text"/>
    <style:style style:name="T11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5" style:family="text"/>
    <style:style style:name="T11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7" style:family="text"/>
    <style:style style:name="T11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9" style:family="text"/>
    <style:style style:name="T11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11" style:family="text"/>
    <style:style style:name="T11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13" style:family="text"/>
    <style:style style:name="T11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15" style:family="text"/>
    <style:style style:name="T11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17" style:family="text"/>
    <style:style style:name="T11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19" style:family="text"/>
    <style:style style:name="T11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21" style:family="text"/>
    <style:style style:name="T11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23" style:family="text"/>
    <style:style style:name="T11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25" style:family="text"/>
    <style:style style:name="T112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27" style:family="text"/>
    <style:style style:name="T112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29" style:family="text"/>
    <style:style style:name="T112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31" style:family="text"/>
    <style:style style:name="T112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33" style:family="text"/>
    <style:style style:name="T112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35" style:family="text"/>
    <style:style style:name="T112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37" style:family="text"/>
    <style:style style:name="T112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39" style:family="text"/>
    <style:style style:name="T112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41" style:family="text"/>
    <style:style style:name="T112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43" style:family="text"/>
    <style:style style:name="T112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45" style:family="text"/>
    <style:style style:name="T112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47" style:family="text"/>
    <style:style style:name="T112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49" style:family="text"/>
    <style:style style:name="T112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51" style:family="text"/>
    <style:style style:name="T112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2_53" style:family="text"/>
    <style:style style:name="T112_54" style:family="text">
      <style:text-properties fo:color="#1155cc" fo:font-size="10pt" style:font-size-asian="10pt" style:font-size-complex="10pt" style:text-underline-style="solid" style:text-underline-color="font-color"/>
    </style:style>
    <style:style style:name="P113" style:family="paragraph" style:parent-style-name="Standard">
      <style:paragraph-properties fo:text-align="center" fo:break-before="auto" fo:line-height="115%" style:writing-mode="lr-tb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text-align="center" fo:break-before="auto" fo:line-height="115%" style:writing-mode="lr-tb"/>
    </style:style>
    <style:style style:name="T115_1" style:family="text"/>
    <style:style style:name="T11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3" style:family="text"/>
    <style:style style:name="T11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5" style:family="text"/>
    <style:style style:name="T11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7" style:family="text"/>
    <style:style style:name="T11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9" style:family="text"/>
    <style:style style:name="T11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11" style:family="text"/>
    <style:style style:name="T11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13" style:family="text"/>
    <style:style style:name="T11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15" style:family="text"/>
    <style:style style:name="T11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17" style:family="text"/>
    <style:style style:name="T11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19" style:family="text"/>
    <style:style style:name="T11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21" style:family="text"/>
    <style:style style:name="T11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23" style:family="text"/>
    <style:style style:name="T11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25" style:family="text"/>
    <style:style style:name="T11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27" style:family="text"/>
    <style:style style:name="T11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29" style:family="text"/>
    <style:style style:name="T11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31" style:family="text"/>
    <style:style style:name="T11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33" style:family="text"/>
    <style:style style:name="T11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35" style:family="text"/>
    <style:style style:name="T115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37" style:family="text"/>
    <style:style style:name="T115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39" style:family="text"/>
    <style:style style:name="T115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41" style:family="text"/>
    <style:style style:name="T115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5_43" style:family="text"/>
    <style:style style:name="T115_44" style:family="text">
      <style:text-properties fo:color="#1155cc" fo:font-size="10pt" style:font-size-asian="10pt" style:font-size-complex="10pt" style:text-underline-style="solid" style:text-underline-color="font-color"/>
    </style:style>
    <style:style style:name="P116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bookmark-start text:name="h.btoscsi7fhes"/><text:bookmark-end text:name="h.btoscsi7fhes"/><text:span text:style-name="T1_1">План</text:span><text:span text:style-name="T1_2"><text:s/></text:span><text:span text:style-name="T1_3">работ</text:span><text:span text:style-name="T1_4"><text:s/></text:span><text:span text:style-name="T1_5">реализации</text:span><text:span text:style-name="T1_6"><text:s/></text:span><text:span text:style-name="T1_7">Ядра</text:span><text:span text:style-name="T1_8"><text:s/></text:span><text:span text:style-name="T1_9">Системы</text:span></text:p>
      <text:p text:style-name="P2"><text:span text:style-name="T2_1">Версия</text:span><text:span text:style-name="T2_2"><text:s/>0.2<text:s/></text:span><text:span text:style-name="T2_3">от</text:span><text:span text:style-name="T2_4"><text:s/>29.06.2016</text:span></text:p>
      <text:p text:style-name="P3"/>
      <text:p text:style-name="P4"><text:span text:style-name="T4_1">Вся</text:span><text:span text:style-name="T4_2"><text:s/></text:span><text:span text:style-name="T4_3">работа</text:span><text:span text:style-name="T4_4"><text:s/></text:span><text:span text:style-name="T4_5">по</text:span><text:span text:style-name="T4_6"><text:s/></text:span><text:span text:style-name="T4_7">реализации</text:span><text:span text:style-name="T4_8"><text:s/></text:span><text:span text:style-name="T4_9">Системы</text:span><text:span text:style-name="T4_10"><text:s/></text:span><text:span text:style-name="T4_11">разделена</text:span><text:span text:style-name="T4_12"><text:s/></text:span><text:span text:style-name="T4_13">на</text:span><text:span text:style-name="T4_14"><text:s/></text:span><text:span text:style-name="T4_15">пять</text:span><text:span text:style-name="T4_16"><text:s/></text:span><text:span text:style-name="T4_17">этапов</text:span><text:span text:style-name="T4_18">.<text:s/></text:span><text:span text:style-name="T4_19">На</text:span><text:span text:style-name="T4_20"><text:s/></text:span><text:span text:style-name="T4_21">каждом</text:span><text:span text:style-name="T4_22"><text:s/></text:span></text:p>
      <text:p text:style-name="P5"/>
      <text:list text:style-name="LS1" xml:id="list0">
        <text:list-item>
          <text:p text:style-name="P6"><text:span text:style-name="T6_1">написание</text:span><text:span text:style-name="T6_2"><text:s/></text:span><text:span text:style-name="T6_3">ТЗ</text:span><text:span text:style-name="T6_4">,<text:s/></text:span><text:span text:style-name="T6_5">бизнес</text:span><text:span text:style-name="T6_6">-</text:span><text:span text:style-name="T6_7">плана</text:span><text:span text:style-name="T6_8">,<text:s/></text:span><text:span text:style-name="T6_9">сбор</text:span><text:span text:style-name="T6_10"><text:s/></text:span><text:span text:style-name="T6_11">команды</text:span><text:span text:style-name="T6_12">;</text:span></text:p>
        </text:list-item>
        <text:list-item>
          <text:p text:style-name="P7"><text:span text:style-name="T7_1">изготовление</text:span><text:span text:style-name="T7_2"><text:s/></text:span><text:span text:style-name="T7_3">прототипа</text:span><text:span text:style-name="T7_4">;</text:span></text:p>
        </text:list-item>
        <text:list-item>
          <text:p text:style-name="P8"><text:span text:style-name="T8_1">первые</text:span><text:span text:style-name="T8_2"><text:s/></text:span><text:span text:style-name="T8_3">тестовые</text:span><text:span text:style-name="T8_4"><text:s/></text:span><text:span text:style-name="T8_5">системы</text:span><text:span text:style-name="T8_6">,<text:s/></text:span><text:span text:style-name="T8_7">потребительские</text:span><text:span text:style-name="T8_8"><text:s/></text:span><text:span text:style-name="T8_9">общества</text:span><text:span text:style-name="T8_10">,<text:s/></text:span><text:span text:style-name="T8_11">Клуб</text:span><text:span text:style-name="T8_12">,<text:s/></text:span><text:span text:style-name="T8_13">реализация</text:span><text:span text:style-name="T8_14"><text:s/></text:span><text:span text:style-name="T8_15">обменника</text:span><text:span text:style-name="T8_16">;</text:span></text:p>
        </text:list-item>
        <text:list-item>
          <text:p text:style-name="P9"><text:span text:style-name="T9_1">Постановка</text:span><text:span text:style-name="T9_2"><text:s/></text:span><text:span text:style-name="T9_3">дела</text:span><text:span text:style-name="T9_4"><text:s/>“</text:span><text:span text:style-name="T9_5">на</text:span><text:span text:style-name="T9_6"><text:s/></text:span><text:span text:style-name="T9_7">поток</text:span><text:span text:style-name="T9_8">”,<text:s/></text:span><text:span text:style-name="T9_9">написание</text:span><text:span text:style-name="T9_10"><text:s/></text:span><text:span text:style-name="T9_11">документации</text:span><text:span text:style-name="T9_12"><text:s/></text:span><text:span text:style-name="T9_13">и</text:span><text:span text:style-name="T9_14"><text:s/></text:span><text:span text:style-name="T9_15">создание</text:span><text:span text:style-name="T9_16"><text:s/></text:span><text:span text:style-name="T9_17">сети</text:span><text:span text:style-name="T9_18"><text:s/></text:span><text:span text:style-name="T9_19">рефералов</text:span><text:span text:style-name="T9_20"><text:s/></text:span><text:span text:style-name="T9_21">присоединения</text:span><text:span text:style-name="T9_22"><text:s/></text:span><text:span text:style-name="T9_23">новых</text:span><text:span text:style-name="T9_24"><text:s/></text:span><text:span text:style-name="T9_25">обществ</text:span><text:span text:style-name="T9_26"><text:s/>(</text:span><text:span text:style-name="T9_27">комьюнити</text:span><text:span text:style-name="T9_28">);</text:span></text:p>
        </text:list-item>
        <text:list-item>
          <text:p text:style-name="P10"><text:span text:style-name="T10_1">Выход</text:span><text:span text:style-name="T10_2"><text:s/></text:span><text:span text:style-name="T10_3">в</text:span><text:span text:style-name="T10_4"><text:s/></text:span><text:span text:style-name="T10_5">Мир</text:span><text:span text:style-name="T10_6"><text:s/>(</text:span><text:span text:style-name="T10_7">IPO</text:span><text:span text:style-name="T10_8">).</text:span></text:p>
        </text:list-item>
      </text:list>
      <text:p text:style-name="P11"/>
      <text:p text:style-name="P12"/>
      <text:p text:style-name="P13"><text:span text:style-name="T13_1">Из</text:span><text:span text:style-name="T13_2"><text:s/></text:span><text:span text:style-name="T13_3">них</text:span><text:span text:style-name="T13_4">:</text:span></text:p>
      <text:p text:style-name="P14"/>
      <text:list text:style-name="LS2" xml:id="list5">
        <text:list-item>
          <text:p text:style-name="P15"><text:span text:style-name="T15_1">Ядро</text:span><text:span text:style-name="T15_2"><text:s/>200’000<text:s/>(20%);</text:span></text:p>
          <text:list>
            <text:list-item>
              <text:p text:style-name="P16"><text:span text:style-name="T16_1">Документация</text:span><text:span text:style-name="T16_2"><text:s/>50’000<text:s/>(5%);</text:span></text:p>
            </text:list-item>
            <text:list-item>
              <text:p text:style-name="P17"><text:span text:style-name="T17_1">Архитектура</text:span><text:span text:style-name="T17_2"><text:s/>50’000<text:s/>(5%);</text:span></text:p>
            </text:list-item>
            <text:list-item>
              <text:p text:style-name="P18"><text:span text:style-name="T18_1">Модули</text:span><text:span text:style-name="T18_2"><text:s/>100’000<text:s/>(10%);</text:span></text:p>
            </text:list-item>
          </text:list>
        </text:list-item>
        <text:list-item>
          <text:p text:style-name="P19"><text:span text:style-name="T19_1">Обменник</text:span><text:span text:style-name="T19_2"><text:s/>100’000<text:s/>(10%);</text:span></text:p>
        </text:list-item>
        <text:list-item>
          <text:p text:style-name="P20"><text:span text:style-name="T20_1">Продвижение</text:span><text:span text:style-name="T20_2"><text:s/>700’000<text:s/>(70%);</text:span></text:p>
        </text:list-item>
      </text:list>
      <text:p text:style-name="P21"/>
      <text:p text:style-name="P22"/>
      <text:p text:style-name="P23"/>
      <text:h text:style-name="P24" text:outline-level="10"><text:bookmark-start text:name="h.o16m1y12fr5k"/><text:bookmark-end text:name="h.o16m1y12fr5k"/><text:span text:style-name="T24_1">1.<text:s/></text:span><text:span text:style-name="T24_2">Ядро</text:span></text:h>
      <text:h text:style-name="P25" text:outline-level="10"><text:bookmark-start text:name="h.677g3b6jd49"/><text:bookmark-end text:name="h.677g3b6jd49"/><text:span text:style-name="T25_1">1.1.<text:s/></text:span><text:span text:style-name="T25_2">Документация</text:span></text:h>
      <text:list text:style-name="LS3" xml:id="list11">
        <text:list-item>
          <text:p text:style-name="P26"><text:span text:style-name="T26_1">Модель</text:span><text:span text:style-name="T26_2">;</text:span></text:p>
        </text:list-item>
        <text:list-item>
          <text:p text:style-name="P27"><text:span text:style-name="T27_1">Стек</text:span><text:span text:style-name="T27_2"><text:s/></text:span><text:span text:style-name="T27_3">технологий</text:span><text:span text:style-name="T27_4">;</text:span></text:p>
        </text:list-item>
        <text:list-item>
          <text:p text:style-name="P28"><text:span text:style-name="T28_1">API</text:span><text:span text:style-name="T28_2">;</text:span></text:p>
        </text:list-item>
        <text:list-item>
          <text:p text:style-name="P29"><text:span text:style-name="T29_1">Бизнес</text:span><text:span text:style-name="T29_2">-</text:span><text:span text:style-name="T29_3">план</text:span><text:span text:style-name="T29_4">;</text:span></text:p>
        </text:list-item>
        <text:list-item>
          <text:p text:style-name="P30"><text:span text:style-name="T30_1">ТЗ</text:span><text:span text:style-name="T30_2">;</text:span></text:p>
        </text:list-item>
        <text:list-item>
          <text:p text:style-name="P31"><text:span text:style-name="T31_1">Бизнес</text:span><text:span text:style-name="T31_2">-</text:span><text:span text:style-name="T31_3">модели</text:span><text:span text:style-name="T31_4">;</text:span></text:p>
        </text:list-item>
        <text:list-item>
          <text:p text:style-name="P32"><text:span text:style-name="T32_1">Документация</text:span><text:span text:style-name="T32_2"><text:s/></text:span><text:span text:style-name="T32_3">для</text:span><text:span text:style-name="T32_4"><text:s/></text:span><text:span text:style-name="T32_5">пользователей</text:span><text:span text:style-name="T32_6">.</text:span></text:p>
        </text:list-item>
      </text:list>
      <text:h text:style-name="P33" text:outline-level="10"><text:bookmark-start text:name="h.wutbn94gz49g"/><text:bookmark-end text:name="h.wutbn94gz49g"/><text:span text:style-name="T33_1">Модель</text:span></text:h>
      <text:p text:style-name="P34"><text:span text:style-name="T34_1">Основные</text:span><text:span text:style-name="T34_2"><text:s/></text:span><text:span text:style-name="T34_3">сущности</text:span><text:span text:style-name="T34_4">:</text:span><text:span text:style-name="T34_5"><text:s/></text:span></text:p>
      <text:list text:style-name="LS4" xml:id="list18">
        <text:list-item>
          <text:p text:style-name="P35"><text:span text:style-name="T35_1">Аккаунт</text:span><text:span text:style-name="T35_2"><text:s/>(</text:span><text:span text:style-name="T35_3">account</text:span><text:span text:style-name="T35_4">).</text:span><text:span text:style-name="T35_5"><text:s/></text:span><text:span text:style-name="T35_6">Аккаунты</text:span><text:span text:style-name="T35_7">,<text:s/></text:span><text:span text:style-name="T35_8">по</text:span><text:span text:style-name="T35_9"><text:s/></text:span><text:span text:style-name="T35_10">умолчанию</text:span><text:span text:style-name="T35_11">,<text:s/></text:span><text:span text:style-name="T35_12">не</text:span><text:span text:style-name="T35_13"><text:s/></text:span><text:span text:style-name="T35_14">ассоциированны</text:span><text:span text:style-name="T35_15"><text:s/></text:span><text:span text:style-name="T35_16">с</text:span><text:span text:style-name="T35_17"><text:s/></text:span><text:span text:style-name="T35_18">пользователем</text:span><text:span text:style-name="T35_19"><text:s/></text:span><text:span text:style-name="T35_20">и</text:span><text:span text:style-name="T35_21"><text:s/></text:span><text:span text:style-name="T35_22">анонимны</text:span><text:span text:style-name="T35_23">.<text:s/></text:span><text:span text:style-name="T35_24">Один</text:span><text:span text:style-name="T35_25"><text:s/></text:span><text:span text:style-name="T35_26">аккаунт</text:span><text:span text:style-name="T35_27"><text:s/></text:span><text:span text:style-name="T35_28">может</text:span><text:span text:style-name="T35_29"><text:s/></text:span><text:span text:style-name="T35_30">быть</text:span><text:span text:style-name="T35_31"><text:s/></text:span><text:span text:style-name="T35_32">ассоциирован</text:span><text:span text:style-name="T35_33"><text:s/>(</text:span><text:span text:style-name="T35_34">верифицирован</text:span><text:span text:style-name="T35_35">)<text:s/></text:span><text:span text:style-name="T35_36">с</text:span><text:span text:style-name="T35_37"><text:s/></text:span><text:span text:style-name="T35_38">физическим</text:span><text:span text:style-name="T35_39"><text:s/></text:span><text:span text:style-name="T35_40">человеком</text:span><text:span text:style-name="T35_41"><text:s/></text:span><text:span text:style-name="T35_42">для</text:span><text:span text:style-name="T35_43"><text:s/></text:span><text:span text:style-name="T35_44">участия</text:span><text:span text:style-name="T35_45"><text:s/></text:span><text:span text:style-name="T35_46">в</text:span><text:span text:style-name="T35_47"><text:s/></text:span><text:span text:style-name="T35_48">системе</text:span><text:span text:style-name="T35_49"><text:s/></text:span><text:span text:style-name="T35_50">репутации</text:span><text:span text:style-name="T35_51">.</text:span></text:p>
        </text:list-item>
        <text:list-item>
          <text:p text:style-name="P36"><text:span text:style-name="T36_1">Ресурс</text:span><text:span text:style-name="T36_2"><text:s/>(</text:span><text:span text:style-name="T36_3">resource</text:span><text:span text:style-name="T36_4">).</text:span><text:span text:style-name="T36_5"><text:s/></text:span><text:span text:style-name="T36_6">Ресурсом</text:span><text:span text:style-name="T36_7"><text:s/></text:span><text:span text:style-name="T36_8">может</text:span><text:span text:style-name="T36_9"><text:s/></text:span><text:span text:style-name="T36_10">быть</text:span><text:span text:style-name="T36_11">:<text:s/></text:span><text:span text:style-name="T36_12">товар</text:span><text:span text:style-name="T36_13">,<text:s/></text:span><text:span text:style-name="T36_14">услуга</text:span><text:span text:style-name="T36_15"><text:s/></text:span><text:span text:style-name="T36_16">или</text:span><text:span text:style-name="T36_17"><text:s/></text:span><text:span text:style-name="T36_18">информация</text:span><text:span text:style-name="T36_19"><text:s/>(</text:span><text:span text:style-name="T36_20">информационный</text:span><text:span text:style-name="T36_21"><text:s/></text:span><text:span text:style-name="T36_22">ресурс</text:span><text:span text:style-name="T36_23">).<text:s/></text:span><text:span text:style-name="T36_24">Товар</text:span><text:span text:style-name="T36_25"><text:s/>-<text:s/></text:span><text:span text:style-name="T36_26">это</text:span><text:span text:style-name="T36_27"><text:s/></text:span><text:span text:style-name="T36_28">вещь</text:span><text:span text:style-name="T36_29"><text:s/>(</text:span><text:span text:style-name="T36_30">материальная</text:span><text:span text:style-name="T36_31">/</text:span><text:span text:style-name="T36_32">физическая</text:span><text:span text:style-name="T36_33"><text:s/></text:span><text:span text:style-name="T36_34">или</text:span><text:span text:style-name="T36_35"><text:s/></text:span><text:span text:style-name="T36_36">цифровая</text:span><text:span text:style-name="T36_37">).<text:s/></text:span><text:span text:style-name="T36_38">Услуга</text:span><text:span text:style-name="T36_39"><text:s/>-<text:s/></text:span><text:span text:style-name="T36_40">это</text:span><text:span text:style-name="T36_41"><text:s/></text:span><text:span text:style-name="T36_42">действие</text:span><text:span text:style-name="T36_43">.<text:s/></text:span><text:span text:style-name="T36_44">Информация</text:span><text:span text:style-name="T36_45"><text:s/>-<text:s/></text:span><text:span text:style-name="T36_46">это</text:span><text:span text:style-name="T36_47"><text:s/></text:span><text:span text:style-name="T36_48">товар</text:span><text:span text:style-name="T36_49"><text:s/></text:span><text:span text:style-name="T36_50">особого</text:span><text:span text:style-name="T36_51"><text:s/></text:span><text:span text:style-name="T36_52">рода</text:span><text:span text:style-name="T36_53">,<text:s/></text:span><text:span text:style-name="T36_54">стоимость</text:span><text:span text:style-name="T36_55"><text:s/></text:span><text:span text:style-name="T36_56">репликации</text:span><text:span text:style-name="T36_57"><text:s/>(</text:span><text:span text:style-name="T36_58">тиражирования</text:span><text:span text:style-name="T36_59">)<text:s/></text:span><text:span text:style-name="T36_60">которого</text:span><text:span text:style-name="T36_61"><text:s/></text:span><text:span text:style-name="T36_62">близка</text:span><text:span text:style-name="T36_63"><text:s/></text:span><text:span text:style-name="T36_64">к</text:span><text:span text:style-name="T36_65"><text:s/></text:span><text:span text:style-name="T36_66">нулю</text:span><text:span text:style-name="T36_67">.<text:s/></text:span><text:span text:style-name="T36_68">Однако</text:span><text:span text:style-name="T36_69"><text:s/></text:span><text:span text:style-name="T36_70">создание</text:span><text:span text:style-name="T36_71"><text:s/></text:span><text:span text:style-name="T36_72">информационного</text:span><text:span text:style-name="T36_73"><text:s/></text:span><text:span text:style-name="T36_74">ресурса</text:span><text:span text:style-name="T36_75"><text:s/></text:span><text:span text:style-name="T36_76">зачастую</text:span><text:span text:style-name="T36_77"><text:s/></text:span><text:span text:style-name="T36_78">трудоёмкий</text:span><text:span text:style-name="T36_79"><text:s/></text:span><text:span text:style-name="T36_80">и</text:span><text:span text:style-name="T36_81"><text:s/></text:span><text:span text:style-name="T36_82">дорогой</text:span><text:span text:style-name="T36_83"><text:s/></text:span><text:span text:style-name="T36_84">процесс</text:span><text:span text:style-name="T36_85">.<text:s/></text:span><text:span text:style-name="T36_86">У</text:span><text:span text:style-name="T36_87"><text:s/></text:span><text:span text:style-name="T36_88">информационного</text:span><text:span text:style-name="T36_89"><text:s/></text:span><text:span text:style-name="T36_90">ресурса</text:span><text:span text:style-name="T36_91"><text:s/></text:span><text:span text:style-name="T36_92">не</text:span><text:span text:style-name="T36_93"><text:s/></text:span><text:span text:style-name="T36_94">может</text:span><text:span text:style-name="T36_95"><text:s/></text:span><text:span text:style-name="T36_96">быть</text:span><text:span text:style-name="T36_97"><text:s/></text:span><text:span text:style-name="T36_98">владельца</text:span><text:span text:style-name="T36_99">,<text:s/></text:span><text:span text:style-name="T36_100">но</text:span><text:span text:style-name="T36_101"><text:s/></text:span><text:span text:style-name="T36_102">есть</text:span><text:span text:style-name="T36_103"><text:s/></text:span><text:span text:style-name="T36_104">авторство</text:span><text:span text:style-name="T36_105">.<text:s/></text:span><text:span text:style-name="T36_106">У</text:span><text:span text:style-name="T36_107"><text:s/></text:span><text:span text:style-name="T36_108">каждого</text:span><text:span text:style-name="T36_109"><text:s/></text:span><text:span text:style-name="T36_110">аккаунта</text:span><text:span text:style-name="T36_111"><text:s/></text:span><text:span text:style-name="T36_112">может</text:span><text:span text:style-name="T36_113"><text:s/></text:span><text:span text:style-name="T36_114">быть</text:span><text:span text:style-name="T36_115"><text:s/></text:span><text:span text:style-name="T36_116">множество</text:span><text:span text:style-name="T36_117"><text:s/></text:span><text:span text:style-name="T36_118">ресурсов</text:span><text:span text:style-name="T36_119">.<text:s/></text:span><text:span text:style-name="T36_120">В</text:span><text:span text:style-name="T36_121"><text:s/></text:span><text:span text:style-name="T36_122">частности</text:span><text:span text:style-name="T36_123">,<text:s/></text:span><text:span text:style-name="T36_124">одним</text:span><text:span text:style-name="T36_125"><text:s/></text:span><text:span text:style-name="T36_126">из</text:span><text:span text:style-name="T36_127"><text:s/></text:span><text:span text:style-name="T36_128">видов</text:span><text:span text:style-name="T36_129"><text:s/></text:span><text:span text:style-name="T36_130">реурса</text:span><text:span text:style-name="T36_131"><text:s/></text:span><text:span text:style-name="T36_132">являются</text:span><text:span text:style-name="T36_133"><text:s/></text:span><text:span text:style-name="T36_134">Активы</text:span><text:span text:style-name="T36_135"><text:s/></text:span><text:span text:style-name="T36_136">-<text:s/></text:span><text:span text:style-name="T36_137">товар</text:span><text:span text:style-name="T36_138"><text:s/></text:span><text:span text:style-name="T36_139">особого</text:span><text:span text:style-name="T36_140"><text:s/></text:span><text:span text:style-name="T36_141">рода</text:span><text:span text:style-name="T36_142">:<text:s/>1)<text:s/></text:span><text:span text:style-name="T36_143">Акции</text:span><text:span text:style-name="T36_144"><text:s/></text:span><text:span text:style-name="T36_145">(</text:span><text:span text:style-name="T36_146">asset</text:span><text:span text:style-name="T36_147">)</text:span><text:span text:style-name="T36_148"><text:s/>-<text:s/></text:span><text:span text:style-name="T36_149">акции</text:span><text:span text:style-name="T36_150"><text:s/></text:span><text:span text:style-name="T36_151">компаний</text:span><text:span text:style-name="T36_152"><text:s text:c="2"/>-<text:s/></text:span><text:span text:style-name="T36_153">право</text:span><text:span text:style-name="T36_154"><text:s/></text:span><text:span text:style-name="T36_155">требования</text:span><text:span text:style-name="T36_156"><text:s/></text:span><text:span text:style-name="T36_157">доли</text:span><text:span text:style-name="T36_158"><text:s/></text:span><text:span text:style-name="T36_159">от</text:span><text:span text:style-name="T36_160"><text:s/></text:span><text:span text:style-name="T36_161">прибыли</text:span><text:span text:style-name="T36_162">;<text:s/>2)<text:s/></text:span><text:span text:style-name="T36_163">Валюты</text:span><text:span text:style-name="T36_164"><text:s/></text:span><text:span text:style-name="T36_165">локальных</text:span><text:span text:style-name="T36_166"><text:s/></text:span><text:span text:style-name="T36_167">сообществ</text:span><text:span text:style-name="T36_168"><text:s/>(</text:span><text:span text:style-name="T36_169">currency</text:span><text:span text:style-name="T36_170">)</text:span><text:span text:style-name="T36_171"><text:s/>-<text:s/></text:span><text:span text:style-name="T36_172">активы</text:span><text:span text:style-name="T36_173"><text:s/></text:span><text:span text:style-name="T36_174">с</text:span><text:span text:style-name="T36_175"><text:s/></text:span><text:span text:style-name="T36_176">возможностью</text:span><text:span text:style-name="T36_177"><text:s/></text:span><text:span text:style-name="T36_178">дополнительной</text:span><text:span text:style-name="T36_179"><text:s/></text:span><text:span text:style-name="T36_180">эмисии</text:span><text:span text:style-name="T36_181"><text:s/></text:span><text:span text:style-name="T36_182">по</text:span><text:span text:style-name="T36_183"><text:s/></text:span><text:span text:style-name="T36_184">правалам</text:span><text:span text:style-name="T36_185"><text:s/></text:span><text:span text:style-name="T36_186">сообществ</text:span><text:span text:style-name="T36_187"><text:s/>(</text:span><text:span text:style-name="T36_188">предположительно</text:span><text:span text:style-name="T36_189"><text:s/></text:span><text:span text:style-name="T36_190">зафиксированных</text:span><text:span text:style-name="T36_191"><text:s/></text:span><text:span text:style-name="T36_192">в</text:span><text:span text:style-name="T36_193"><text:s/></text:span><text:span text:style-name="T36_194">контракте</text:span><text:span text:style-name="T36_195">);<text:s/>3)</text:span><text:span text:style-name="T36_196"><text:s/></text:span><text:span text:style-name="T36_197">Алиасы</text:span><text:span text:style-name="T36_198"><text:s/>(</text:span><text:span text:style-name="T36_199">alias</text:span><text:span text:style-name="T36_200">)</text:span><text:span text:style-name="T36_201"><text:s/>-<text:s/></text:span><text:span text:style-name="T36_202">подвид</text:span><text:span text:style-name="T36_203"><text:s/></text:span><text:span text:style-name="T36_204">активов</text:span><text:span text:style-name="T36_205"><text:s/>(</text:span><text:span text:style-name="T36_206">имена</text:span><text:span text:style-name="T36_207">,<text:s/></text:span><text:span text:style-name="T36_208">доменные</text:span><text:span text:style-name="T36_209"><text:s/></text:span><text:span text:style-name="T36_210">имена</text:span><text:span text:style-name="T36_211">).<text:s/></text:span><text:span text:style-name="T36_212">У</text:span><text:span text:style-name="T36_213"><text:s/></text:span><text:span text:style-name="T36_214">аккаунта</text:span><text:span text:style-name="T36_215"><text:s/></text:span><text:span text:style-name="T36_216">может</text:span><text:span text:style-name="T36_217"><text:s/></text:span><text:span text:style-name="T36_218">быть</text:span><text:span text:style-name="T36_219"><text:s/></text:span><text:span text:style-name="T36_220">множество</text:span><text:span text:style-name="T36_221"><text:s/></text:span><text:span text:style-name="T36_222">алиасов</text:span><text:span text:style-name="T36_223">.</text:span></text:p>
        </text:list-item>
        <text:list-item>
          <text:p text:style-name="P37"><text:span text:style-name="T37_1">Проект</text:span><text:span text:style-name="T37_2"><text:s/>(</text:span><text:span text:style-name="T37_3">project</text:span><text:span text:style-name="T37_4">)</text:span><text:span text:style-name="T37_5">.<text:s/></text:span><text:span text:style-name="T37_6">Проект</text:span><text:span text:style-name="T37_7"><text:s/>-<text:s/></text:span><text:span text:style-name="T37_8">это</text:span><text:span text:style-name="T37_9"><text:s/></text:span><text:span text:style-name="T37_10">набор</text:span><text:span text:style-name="T37_11"><text:s/></text:span><text:span text:style-name="T37_12">действий</text:span><text:span text:style-name="T37_13"><text:s/></text:span><text:span text:style-name="T37_14">с</text:span><text:span text:style-name="T37_15"><text:s/></text:span><text:span text:style-name="T37_16">целью</text:span><text:span text:style-name="T37_17"><text:s/></text:span><text:span text:style-name="T37_18">получения</text:span><text:span text:style-name="T37_19"><text:s/></text:span><text:span text:style-name="T37_20">Продукта</text:span><text:span text:style-name="T37_21"><text:s/>(</text:span><text:span text:style-name="T37_22">нового</text:span><text:span text:style-name="T37_23"><text:s/></text:span><text:span text:style-name="T37_24">или</text:span><text:span text:style-name="T37_25"><text:s/></text:span><text:span text:style-name="T37_26">усовершенствованного</text:span><text:span text:style-name="T37_27">).<text:s/></text:span><text:span text:style-name="T37_28">Прокт</text:span><text:span text:style-name="T37_29"><text:s text:c="2"/></text:span><text:span text:style-name="T37_30">должен</text:span><text:span text:style-name="T37_31"><text:s/></text:span><text:span text:style-name="T37_32">иметь</text:span><text:span text:style-name="T37_33"><text:s/></text:span><text:span text:style-name="T37_34">сроки</text:span><text:span text:style-name="T37_35"><text:s/></text:span><text:span text:style-name="T37_36">и</text:span><text:span text:style-name="T37_37"><text:s/></text:span><text:span text:style-name="T37_38">команду</text:span><text:span text:style-name="T37_39"><text:s/></text:span><text:span text:style-name="T37_40">проекта</text:span><text:span text:style-name="T37_41">.<text:s/></text:span><text:span text:style-name="T37_42">Подвидом</text:span><text:span text:style-name="T37_43"><text:s/></text:span><text:span text:style-name="T37_44">проекта</text:span><text:span text:style-name="T37_45"><text:s/></text:span><text:span text:style-name="T37_46">является</text:span><text:span text:style-name="T37_47"><text:s/></text:span><text:span text:style-name="T37_48">Идея</text:span><text:span text:style-name="T37_49"><text:s/>(</text:span><text:span text:style-name="T37_50">idea</text:span><text:span text:style-name="T37_51">)</text:span><text:span text:style-name="T37_52"><text:s/>-<text:s/></text:span><text:span text:style-name="T37_53">это</text:span><text:span text:style-name="T37_54"><text:s/></text:span><text:span text:style-name="T37_55">проект</text:span><text:span text:style-name="T37_56"><text:s/></text:span><text:span text:style-name="T37_57">на</text:span><text:span text:style-name="T37_58"><text:s/></text:span><text:span text:style-name="T37_59">начальной</text:span><text:span text:style-name="T37_60"><text:s/></text:span><text:span text:style-name="T37_61">стадии</text:span><text:span text:style-name="T37_62">,<text:s/></text:span><text:span text:style-name="T37_63">когда</text:span><text:span text:style-name="T37_64"><text:s/></text:span><text:span text:style-name="T37_65">ещё</text:span><text:span text:style-name="T37_66"><text:s/></text:span><text:span text:style-name="T37_67">не</text:span><text:span text:style-name="T37_68"><text:s/></text:span><text:span text:style-name="T37_69">определены</text:span><text:span text:style-name="T37_70"><text:s/></text:span><text:span text:style-name="T37_71">команда</text:span><text:span text:style-name="T37_72"><text:s/></text:span><text:span text:style-name="T37_73">и</text:span><text:span text:style-name="T37_74"><text:s/></text:span><text:span text:style-name="T37_75">сроки</text:span><text:span text:style-name="T37_76">.<text:s/></text:span><text:span text:style-name="T37_77">Предполагается</text:span><text:span text:style-name="T37_78"><text:s/></text:span><text:span text:style-name="T37_79">база</text:span><text:span text:style-name="T37_80"><text:s/></text:span><text:span text:style-name="T37_81">данных</text:span><text:span text:style-name="T37_82"><text:s/></text:span><text:span text:style-name="T37_83">проектов</text:span><text:span text:style-name="T37_84"><text:s/></text:span><text:span text:style-name="T37_85">для</text:span><text:span text:style-name="T37_86"><text:s/></text:span><text:span text:style-name="T37_87">краудфандинга</text:span><text:span text:style-name="T37_88">/</text:span><text:span text:style-name="T37_89">краудинвестинга</text:span><text:span text:style-name="T37_90">.</text:span></text:p>
        </text:list-item>
        <text:list-item>
          <text:p text:style-name="P38"><text:span text:style-name="T38_1">Группа</text:span><text:span text:style-name="T38_2"><text:s/>(</text:span><text:span text:style-name="T38_3">group</text:span><text:span text:style-name="T38_4">).</text:span><text:span text:style-name="T38_5"><text:s/></text:span><text:span text:style-name="T38_6">Группа</text:span><text:span text:style-name="T38_7"><text:s/>-<text:s/></text:span><text:span text:style-name="T38_8">совокупность</text:span><text:span text:style-name="T38_9"><text:s/></text:span><text:span text:style-name="T38_10">пользователей</text:span><text:span text:style-name="T38_11">,<text:s/></text:span><text:span text:style-name="T38_12">команда</text:span><text:span text:style-name="T38_13">.<text:s/></text:span><text:span text:style-name="T38_14">Сообщество</text:span><text:span text:style-name="T38_15"><text:s/>(</text:span><text:span text:style-name="T38_16">community</text:span><text:span text:style-name="T38_17">)</text:span><text:span text:style-name="T38_18"><text:s/>-<text:s/></text:span><text:span text:style-name="T38_19">является</text:span><text:span text:style-name="T38_20"><text:s/></text:span><text:span text:style-name="T38_21">подвидом</text:span><text:span text:style-name="T38_22"><text:s/></text:span><text:span text:style-name="T38_23">группы</text:span><text:span text:style-name="T38_24">.</text:span></text:p>
        </text:list-item>
        <text:list-item>
          <text:p text:style-name="P39"><text:span text:style-name="T39_1">Пользователь</text:span><text:span text:style-name="T39_2"><text:s/>(</text:span><text:span text:style-name="T39_3">user</text:span><text:span text:style-name="T39_4">).</text:span><text:span text:style-name="T39_5"><text:s/></text:span><text:span text:style-name="T39_6">Запись</text:span><text:span text:style-name="T39_7"><text:s/></text:span><text:span text:style-name="T39_8">об</text:span><text:span text:style-name="T39_9"><text:s/></text:span><text:span text:style-name="T39_10">аккаунтах</text:span><text:span text:style-name="T39_11"><text:s/></text:span><text:span text:style-name="T39_12">на</text:span><text:span text:style-name="T39_13"><text:s/></text:span><text:span text:style-name="T39_14">локальной</text:span><text:span text:style-name="T39_15"><text:s/></text:span><text:span text:style-name="T39_16">машине</text:span><text:span text:style-name="T39_17"><text:s/></text:span><text:span text:style-name="T39_18">и</text:span><text:span text:style-name="T39_19">/</text:span><text:span text:style-name="T39_20">или</text:span><text:span text:style-name="T39_21"><text:s/></text:span><text:span text:style-name="T39_22">запись</text:span><text:span text:style-name="T39_23"><text:s/></text:span><text:span text:style-name="T39_24">в</text:span><text:span text:style-name="T39_25"><text:s/></text:span><text:span text:style-name="T39_26">blockchain</text:span><text:span text:style-name="T39_27"><text:s/></text:span><text:span text:style-name="T39_28">как</text:span><text:span text:style-name="T39_29"><text:s/></text:span><text:span text:style-name="T39_30">зашифрованные</text:span><text:span text:style-name="T39_31"><text:s/></text:span><text:span text:style-name="T39_32">даннные</text:span><text:span text:style-name="T39_33"><text:s/></text:span><text:span text:style-name="T39_34">о</text:span><text:span text:style-name="T39_35"><text:s/></text:span><text:span text:style-name="T39_36">кошельках</text:span><text:span text:style-name="T39_37"><text:s/></text:span><text:span text:style-name="T39_38">и</text:span><text:span text:style-name="T39_39"><text:s/></text:span><text:span text:style-name="T39_40">активах</text:span><text:span text:style-name="T39_41">.<text:s/></text:span><text:span text:style-name="T39_42">Один</text:span><text:span text:style-name="T39_43"><text:s/></text:span><text:span text:style-name="T39_44">из</text:span><text:span text:style-name="T39_45"><text:s/></text:span><text:span text:style-name="T39_46">аккаунтов</text:span><text:span text:style-name="T39_47"><text:s/></text:span><text:span text:style-name="T39_48">записывается</text:span><text:span text:style-name="T39_49"><text:s/></text:span><text:span text:style-name="T39_50">в</text:span><text:span text:style-name="T39_51"><text:s/></text:span><text:span text:style-name="T39_52">blockchain</text:span><text:span text:style-name="T39_53"><text:s/></text:span><text:span text:style-name="T39_54">как</text:span><text:span text:style-name="T39_55"><text:s/></text:span><text:span text:style-name="T39_56">идентификатор</text:span><text:span text:style-name="T39_57"><text:s/></text:span><text:span text:style-name="T39_58">Человека</text:span><text:span text:style-name="T39_59"><text:s/>(</text:span><text:span text:style-name="T39_60">для</text:span><text:span text:style-name="T39_61"><text:s/></text:span><text:span text:style-name="T39_62">системы</text:span><text:span text:style-name="T39_63"><text:s/></text:span><text:span text:style-name="T39_64">репутации</text:span><text:span text:style-name="T39_65">).<text:s/></text:span><text:span text:style-name="T39_66">У</text:span><text:span text:style-name="T39_67"><text:s/></text:span><text:span text:style-name="T39_68">человека</text:span><text:span text:style-name="T39_69"><text:s/></text:span><text:span text:style-name="T39_70">может</text:span><text:span text:style-name="T39_71"><text:s/></text:span><text:span text:style-name="T39_72">быть</text:span><text:span text:style-name="T39_73"><text:s/></text:span><text:span text:style-name="T39_74">один</text:span><text:span text:style-name="T39_75"><text:s/></text:span><text:span text:style-name="T39_76">или</text:span><text:span text:style-name="T39_77"><text:s/></text:span><text:span text:style-name="T39_78">несколько</text:span><text:span text:style-name="T39_79"><text:s/></text:span><text:span text:style-name="T39_80">аккаунтов</text:span><text:span text:style-name="T39_81">.</text:span></text:p>
        </text:list-item>
        <text:list-item>
          <text:p text:style-name="P40"><text:span text:style-name="T40_1">Транзакция</text:span><text:span text:style-name="T40_2"><text:s/>(</text:span><text:span text:style-name="T40_3">transaction</text:span><text:span text:style-name="T40_4">).</text:span><text:span text:style-name="T40_5"><text:s/></text:span><text:span text:style-name="T40_6">Все</text:span><text:span text:style-name="T40_7"><text:s/></text:span><text:span text:style-name="T40_8">действия</text:span><text:span text:style-name="T40_9"><text:s/></text:span><text:span text:style-name="T40_10">записываются</text:span><text:span text:style-name="T40_11"><text:s/></text:span><text:span text:style-name="T40_12">в</text:span><text:span text:style-name="T40_13"><text:s/></text:span><text:span text:style-name="T40_14">blockchain</text:span><text:span text:style-name="T40_15"><text:s/></text:span><text:span text:style-name="T40_16">в</text:span><text:span text:style-name="T40_17"><text:s/></text:span><text:span text:style-name="T40_18">виде</text:span><text:span text:style-name="T40_19"><text:s/></text:span><text:span text:style-name="T40_20">транзакций</text:span><text:span text:style-name="T40_21">.</text:span></text:p>
        </text:list-item>
        <text:list-item>
          <text:p text:style-name="P41"><text:span text:style-name="T41_1">Блок</text:span><text:span text:style-name="T41_2"><text:s/>(</text:span><text:span text:style-name="T41_3">block</text:span><text:span text:style-name="T41_4">).</text:span><text:span text:style-name="T41_5"><text:s/></text:span><text:span text:style-name="T41_6">Транзакции</text:span><text:span text:style-name="T41_7"><text:s/></text:span><text:span text:style-name="T41_8">группируются</text:span><text:span text:style-name="T41_9"><text:s/></text:span><text:span text:style-name="T41_10">в</text:span><text:span text:style-name="T41_11"><text:s/></text:span><text:span text:style-name="T41_12">блоки</text:span><text:span text:style-name="T41_13">.<text:s/></text:span><text:span text:style-name="T41_14">Блок</text:span><text:span text:style-name="T41_15"><text:s/></text:span><text:span text:style-name="T41_16">генерируется</text:span><text:span text:style-name="T41_17"><text:s/></text:span><text:span text:style-name="T41_18">и</text:span><text:span text:style-name="T41_19"><text:s/></text:span><text:span text:style-name="T41_20">подтверждается</text:span><text:span text:style-name="T41_21"><text:s/></text:span><text:span text:style-name="T41_22">каждый</text:span><text:span text:style-name="T41_23"><text:s/></text:span><text:span text:style-name="T41_24">определённый</text:span><text:span text:style-name="T41_25"><text:s/></text:span><text:span text:style-name="T41_26">промежуток</text:span><text:span text:style-name="T41_27"><text:s/></text:span><text:span text:style-name="T41_28">времени</text:span><text:span text:style-name="T41_29">.</text:span></text:p>
        </text:list-item>
        <text:list-item>
          <text:p text:style-name="P42"><text:span text:style-name="T42_1">Контракт</text:span><text:span text:style-name="T42_2"><text:s/>(</text:span><text:span text:style-name="T42_3">contract</text:span><text:span text:style-name="T42_4">).</text:span><text:span text:style-name="T42_5"><text:s/></text:span><text:span text:style-name="T42_6">Контракт</text:span><text:span text:style-name="T42_7"><text:s/>-<text:s/></text:span><text:span text:style-name="T42_8">это</text:span><text:span text:style-name="T42_9"><text:s/></text:span><text:span text:style-name="T42_10">микропрограмма</text:span><text:span text:style-name="T42_11"><text:s/>(</text:span><text:span text:style-name="T42_12">скрипт</text:span><text:span text:style-name="T42_13">)<text:s/></text:span><text:span text:style-name="T42_14">который</text:span><text:span text:style-name="T42_15"><text:s/></text:span><text:span text:style-name="T42_16">выполняется</text:span><text:span text:style-name="T42_17"><text:s/></text:span><text:span text:style-name="T42_18">при</text:span><text:span text:style-name="T42_19"><text:s/></text:span><text:span text:style-name="T42_20">наступлении</text:span><text:span text:style-name="T42_21"><text:s/></text:span><text:span text:style-name="T42_22">определённых</text:span><text:span text:style-name="T42_23"><text:s/></text:span><text:span text:style-name="T42_24">в</text:span><text:span text:style-name="T42_25"><text:s/></text:span><text:span text:style-name="T42_26">контракте</text:span><text:span text:style-name="T42_27"><text:s/></text:span><text:span text:style-name="T42_28">событий</text:span><text:span text:style-name="T42_29">.<text:s/></text:span><text:span text:style-name="T42_30">За</text:span><text:span text:style-name="T42_31"><text:s/></text:span><text:span text:style-name="T42_32">выполнение</text:span><text:span text:style-name="T42_33"><text:s/></text:span><text:span text:style-name="T42_34">контракта</text:span><text:span text:style-name="T42_35"><text:s/></text:span><text:span text:style-name="T42_36">взимается</text:span><text:span text:style-name="T42_37"><text:s/></text:span><text:span text:style-name="T42_38">плата</text:span><text:span text:style-name="T42_39">,<text:s/></text:span><text:span text:style-name="T42_40">которая</text:span><text:span text:style-name="T42_41"><text:s/></text:span><text:span text:style-name="T42_42">пропорциональна</text:span><text:span text:style-name="T42_43"><text:s/></text:span><text:span text:style-name="T42_44">количеству</text:span><text:span text:style-name="T42_45"><text:s/></text:span><text:span text:style-name="T42_46">произведённых</text:span><text:span text:style-name="T42_47"><text:s/></text:span><text:span text:style-name="T42_48">операций</text:span><text:span text:style-name="T42_49">.</text:span></text:p>
        </text:list-item>
        <text:list-item>
          <text:p text:style-name="P43"><text:span text:style-name="T43_1">Пиры</text:span><text:span text:style-name="T43_2">/</text:span><text:span text:style-name="T43_3">Узлы</text:span><text:span text:style-name="T43_4"><text:s/>(</text:span><text:span text:style-name="T43_5">peer</text:span><text:span text:style-name="T43_6">/</text:span><text:span text:style-name="T43_7">node</text:span><text:span text:style-name="T43_8">)</text:span><text:span text:style-name="T43_9"><text:s/>-<text:s/></text:span><text:span text:style-name="T43_10">узлы</text:span><text:span text:style-name="T43_11"><text:s/></text:span><text:span text:style-name="T43_12">сети</text:span><text:span text:style-name="T43_13">.<text:s/></text:span><text:span text:style-name="T43_14">Каждый</text:span><text:span text:style-name="T43_15"><text:s/></text:span><text:span text:style-name="T43_16">узел</text:span><text:span text:style-name="T43_17"><text:s/></text:span><text:span text:style-name="T43_18">соединён</text:span><text:span text:style-name="T43_19"><text:s/></text:span><text:span text:style-name="T43_20">с</text:span><text:span text:style-name="T43_21"><text:s/></text:span><text:span text:style-name="T43_22">несколькими</text:span><text:span text:style-name="T43_23"><text:s/></text:span><text:span text:style-name="T43_24">узлами</text:span><text:span text:style-name="T43_25"><text:s/></text:span><text:span text:style-name="T43_26">и</text:span><text:span text:style-name="T43_27"><text:s/></text:span><text:span text:style-name="T43_28">постоянно</text:span><text:span text:style-name="T43_29"><text:s/></text:span><text:span text:style-name="T43_30">обменивается</text:span><text:span text:style-name="T43_31"><text:s/></text:span><text:span text:style-name="T43_32">с</text:span><text:span text:style-name="T43_33"><text:s/></text:span><text:span text:style-name="T43_34">ними</text:span><text:span text:style-name="T43_35"><text:s/></text:span><text:span text:style-name="T43_36">данными</text:span><text:span text:style-name="T43_37"><text:s/></text:span><text:span text:style-name="T43_38">для</text:span><text:span text:style-name="T43_39"><text:s/></text:span><text:span text:style-name="T43_40">синхронизации</text:span><text:span text:style-name="T43_41">.</text:span></text:p>
        </text:list-item>
      </text:list>
      <text:p text:style-name="P44"><text:span text:style-name="T44_1">Дополнительные</text:span><text:span text:style-name="T44_2"><text:s/></text:span><text:span text:style-name="T44_3">сущности</text:span><text:span text:style-name="T44_4">:</text:span><text:span text:style-name="T44_5"><text:s/></text:span></text:p>
      <text:p text:style-name="P45"><text:span text:style-name="T45_1">10.<text:s/></text:span><text:span text:style-name="T45_2">Голосование</text:span><text:span text:style-name="T45_3"><text:s/>(</text:span><text:span text:style-name="T45_4">создание</text:span><text:span text:style-name="T45_5"><text:s/></text:span><text:span text:style-name="T45_6">голосования</text:span><text:span text:style-name="T45_7">,<text:s/></text:span><text:span text:style-name="T45_8">учёт</text:span><text:span text:style-name="T45_9"><text:s/></text:span><text:span text:style-name="T45_10">каждого</text:span><text:span text:style-name="T45_11"><text:s/></text:span><text:span text:style-name="T45_12">голоса</text:span><text:span text:style-name="T45_13">).</text:span></text:p>
      <text:p text:style-name="P46"><text:span text:style-name="T46_1">11.<text:s/></text:span><text:span text:style-name="T46_2">Токены</text:span><text:span text:style-name="T46_3"><text:s/>(</text:span><text:span text:style-name="T46_4">предоставление</text:span><text:span text:style-name="T46_5"><text:s/></text:span><text:span text:style-name="T46_6">ограниченного</text:span><text:span text:style-name="T46_7"><text:s/></text:span><text:span text:style-name="T46_8">доступа</text:span><text:span text:style-name="T46_9"><text:s/></text:span><text:span text:style-name="T46_10">сайтам</text:span><text:span text:style-name="T46_11">).<text:s/></text:span></text:p>
      <text:p text:style-name="P47"><text:span text:style-name="T47_1">12.<text:s/></text:span><text:span text:style-name="T47_2">Магазин</text:span><text:span text:style-name="T47_3"><text:s/>(</text:span><text:span text:style-name="T47_4">товары</text:span><text:span text:style-name="T47_5">,<text:s/></text:span><text:span text:style-name="T47_6">выставление</text:span><text:span text:style-name="T47_7"><text:s/></text:span><text:span text:style-name="T47_8">товара</text:span><text:span text:style-name="T47_9"><text:s/></text:span><text:span text:style-name="T47_10">на</text:span><text:span text:style-name="T47_11"><text:s/></text:span><text:span text:style-name="T47_12">продажу</text:span><text:span text:style-name="T47_13">).</text:span></text:p>
      <text:h text:style-name="P48" text:outline-level="10"><text:bookmark-start text:name="h.a0rhu2q3ksji"/><text:bookmark-end text:name="h.a0rhu2q3ksji"/><text:span text:style-name="T48_1">1.2.<text:s/></text:span><text:span text:style-name="T48_2">Архитектура</text:span><text:span text:style-name="T48_3"><text:s/>(</text:span><text:span text:style-name="T48_4">Структура</text:span><text:span text:style-name="T48_5">)</text:span></text:h>
      <text:list text:style-name="LS5" xml:id="list27">
        <text:list-item>
          <text:p text:style-name="P49"><text:span text:style-name="T49_1">Сервер</text:span><text:span text:style-name="T49_2"><text:s/>(</text:span><text:span text:style-name="T49_3">server</text:span><text:span text:style-name="T49_4">);</text:span></text:p>
        </text:list-item>
        <text:list-item>
          <text:p text:style-name="P50"><text:span text:style-name="T50_1">Связка</text:span><text:span text:style-name="T50_2"><text:s/></text:span><text:span text:style-name="T50_3">с</text:span><text:span text:style-name="T50_4"><text:s/></text:span><text:span text:style-name="T50_5">БД</text:span><text:span text:style-name="T50_6"><text:s/>(</text:span><text:span text:style-name="T50_7">db</text:span><text:span text:style-name="T50_8">);</text:span></text:p>
        </text:list-item>
        <text:list-item>
          <text:p text:style-name="P51"><text:span text:style-name="T51_1">Библиотеки</text:span><text:span text:style-name="T51_2"><text:s/></text:span><text:span text:style-name="T51_3">функций</text:span><text:span text:style-name="T51_4"><text:s/></text:span><text:span text:style-name="T51_5">общего</text:span><text:span text:style-name="T51_6"><text:s/></text:span><text:span text:style-name="T51_7">назначения</text:span><text:span text:style-name="T51_8"><text:s/>+<text:s/></text:span><text:span text:style-name="T51_9">утилиты</text:span><text:span text:style-name="T51_10"><text:s/>(</text:span><text:span text:style-name="T51_11">util</text:span><text:span text:style-name="T51_12">);</text:span></text:p>
        </text:list-item>
        <text:list-item>
          <text:p text:style-name="P52"><text:span text:style-name="T52_1">Библиотеки</text:span><text:span text:style-name="T52_2"><text:s/></text:span><text:span text:style-name="T52_3">шифрования</text:span><text:span text:style-name="T52_4"><text:s/>(</text:span><text:span text:style-name="T52_5">crypto</text:span><text:span text:style-name="T52_6">).</text:span></text:p>
        </text:list-item>
      </text:list>
      <text:h text:style-name="P53" text:outline-level="10"><text:bookmark-start text:name="h.xkgfts9ei8hq"/><text:bookmark-end text:name="h.xkgfts9ei8hq"/><text:span text:style-name="T53_1">Стек</text:span><text:span text:style-name="T53_2"><text:s/></text:span><text:span text:style-name="T53_3">технологий</text:span></text:h>
      <text:p text:style-name="P54"><text:span text:style-name="T54_1">1.<text:s/></text:span><text:span text:style-name="T54_2">Backend</text:span><text:span text:style-name="T54_3">:<text:s/></text:span><text:span text:style-name="T54_4">node</text:span><text:span text:style-name="T54_5">.</text:span><text:span text:style-name="T54_6">js</text:span><text:span text:style-name="T54_7">+</text:span><text:span text:style-name="T54_8">express</text:span><text:span text:style-name="T54_9">.</text:span><text:span text:style-name="T54_10">js</text:span></text:p>
      <text:p text:style-name="P55"><text:span text:style-name="T55_1">2.<text:s/></text:span><text:span text:style-name="T55_2">Database</text:span><text:span text:style-name="T55_3">:<text:s/></text:span><text:span text:style-name="T55_4">orientdb</text:span></text:p>
      <text:p text:style-name="P56"><text:span text:style-name="T56_1">3.<text:s/></text:span><text:span text:style-name="T56_2">Frontend</text:span><text:span text:style-name="T56_3">:<text:s/></text:span><text:span text:style-name="T56_4">ampersand</text:span><text:span text:style-name="T56_5">.</text:span><text:span text:style-name="T56_6">js</text:span></text:p>
      <text:p text:style-name="P57"><text:span text:style-name="T57_1">4.<text:s/></text:span><text:span text:style-name="T57_2">UI</text:span><text:span text:style-name="T57_3">:<text:s/></text:span><text:span text:style-name="T57_4">D</text:span><text:span text:style-name="T57_5">3.</text:span><text:span text:style-name="T57_6">js</text:span><text:span text:style-name="T57_7">+</text:span><text:span text:style-name="T57_8">React</text:span><text:span text:style-name="T57_9">.</text:span><text:span text:style-name="T57_10">js</text:span></text:p>
      <text:h text:style-name="P58" text:outline-level="10"><text:bookmark-start text:name="h.4sn1i7f34q5c"/><text:bookmark-end text:name="h.4sn1i7f34q5c"/><text:span text:style-name="T58_1">1.3.<text:s/></text:span><text:span text:style-name="T58_2">Модули</text:span></text:h>
      <text:p text:style-name="P59"><text:span text:style-name="T59_1">Каждый</text:span><text:span text:style-name="T59_2"><text:s/></text:span><text:span text:style-name="T59_3">из</text:span><text:span text:style-name="T59_4"><text:s/></text:span><text:span text:style-name="T59_5">модулей</text:span><text:span text:style-name="T59_6"><text:s/></text:span><text:span text:style-name="T59_7">является</text:span><text:span text:style-name="T59_8"><text:s/></text:span><text:span text:style-name="T59_9">имплементацией</text:span><text:span text:style-name="T59_10"><text:s/></text:span><text:span text:style-name="T59_11">части</text:span><text:span text:style-name="T59_12"><text:s/></text:span><text:span text:style-name="T59_13">API</text:span><text:span text:style-name="T59_14"><text:s/>(</text:span><text:span text:style-name="T59_15">RestFullApi</text:span><text:span text:style-name="T59_16">).<text:s/></text:span></text:p>
      <text:list text:style-name="LS6" xml:id="list31">
        <text:list-item>
          <text:p text:style-name="P60"><text:span text:style-name="T60_1">Авторизация</text:span><text:span text:style-name="T60_2"><text:s/></text:span><text:span text:style-name="T60_3">и</text:span><text:span text:style-name="T60_4"><text:s/></text:span><text:span text:style-name="T60_5">регистрация</text:span><text:span text:style-name="T60_6">.<text:s/></text:span><text:span text:style-name="T60_7">Проверка</text:span><text:span text:style-name="T60_8"><text:s/></text:span><text:span text:style-name="T60_9">парольной</text:span><text:span text:style-name="T60_10"><text:s/></text:span><text:span text:style-name="T60_11">фразы</text:span><text:span text:style-name="T60_12">,<text:s/></text:span><text:span text:style-name="T60_13">генерация</text:span><text:span text:style-name="T60_14"><text:s/></text:span><text:span text:style-name="T60_15">парольной</text:span><text:span text:style-name="T60_16"><text:s/></text:span><text:span text:style-name="T60_17">фразы</text:span><text:span text:style-name="T60_18">,<text:s/></text:span><text:span text:style-name="T60_19">активация</text:span><text:span text:style-name="T60_20"><text:s/></text:span><text:span text:style-name="T60_21">аккаунта</text:span><text:span text:style-name="T60_22"><text:s/>(</text:span><text:span text:style-name="T60_23">регистрация</text:span><text:span text:style-name="T60_24"><text:s/></text:span><text:span text:style-name="T60_25">в</text:span><text:span text:style-name="T60_26"><text:s/></text:span><text:span text:style-name="T60_27">blockchain</text:span><text:span text:style-name="T60_28">).<text:s/>-<text:s/>20’000<text:s/>(2%);</text:span></text:p>
        </text:list-item>
        <text:list-item>
          <text:p text:style-name="P61"><text:span text:style-name="T61_1">Аккаунт</text:span><text:span text:style-name="T61_2"><text:s/>-<text:s/></text:span><text:span text:style-name="T61_3">получение</text:span><text:span text:style-name="T61_4"><text:s/></text:span><text:span text:style-name="T61_5">данных</text:span><text:span text:style-name="T61_6"><text:s/></text:span><text:span text:style-name="T61_7">о</text:span><text:span text:style-name="T61_8"><text:s/></text:span><text:span text:style-name="T61_9">активых</text:span><text:span text:style-name="T61_10">,<text:s/></text:span><text:span text:style-name="T61_11">алиасах</text:span><text:span text:style-name="T61_12">,<text:s/></text:span><text:span text:style-name="T61_13">кошельках</text:span><text:span text:style-name="T61_14">.<text:s/>-<text:s/>20’000<text:s/>(2%);</text:span></text:p>
        </text:list-item>
        <text:list-item>
          <text:p text:style-name="P62"><text:span text:style-name="T62_1">Деньги</text:span><text:span text:style-name="T62_2"><text:s/>-<text:s/></text:span><text:span text:style-name="T62_3">перечисление</text:span><text:span text:style-name="T62_4"><text:s/></text:span><text:span text:style-name="T62_5">денег</text:span><text:span text:style-name="T62_6"><text:s/></text:span><text:span text:style-name="T62_7">из</text:span><text:span text:style-name="T62_8"><text:s/></text:span><text:span text:style-name="T62_9">кошелька</text:span><text:span text:style-name="T62_10"><text:s/></text:span><text:span text:style-name="T62_11">в</text:span><text:span text:style-name="T62_12"><text:s/></text:span><text:span text:style-name="T62_13">кошелёк</text:span><text:span text:style-name="T62_14">.<text:s/>-<text:s/>20’000<text:s/>(2%);</text:span></text:p>
        </text:list-item>
        <text:list-item>
          <text:p text:style-name="P63"><text:span text:style-name="T63_1">Активы</text:span><text:span text:style-name="T63_2"><text:s/>(</text:span><text:span text:style-name="T63_3">ресурсы</text:span><text:span text:style-name="T63_4">).<text:s/></text:span><text:span text:style-name="T63_5">Просмотр</text:span><text:span text:style-name="T63_6">,<text:s/></text:span><text:span text:style-name="T63_7">создание</text:span><text:span text:style-name="T63_8">,<text:s/></text:span><text:span text:style-name="T63_9">покупка</text:span><text:span text:style-name="T63_10"><text:s/></text:span><text:span text:style-name="T63_11">и</text:span><text:span text:style-name="T63_12"><text:s/></text:span><text:span text:style-name="T63_13">продажа</text:span><text:span text:style-name="T63_14"><text:s/></text:span><text:span text:style-name="T63_15">ресурсов</text:span><text:span text:style-name="T63_16">.<text:s/>-<text:s/>20’000<text:s/>(2%);</text:span></text:p>
        </text:list-item>
        <text:list-item>
          <text:p text:style-name="P64"><text:span text:style-name="T64_1">Алиасы</text:span><text:span text:style-name="T64_2"><text:s/>(</text:span><text:span text:style-name="T64_3">имена</text:span><text:span text:style-name="T64_4">,<text:s/></text:span><text:span text:style-name="T64_5">доменные</text:span><text:span text:style-name="T64_6"><text:s/></text:span><text:span text:style-name="T64_7">имена</text:span><text:span text:style-name="T64_8">).<text:s/></text:span><text:span text:style-name="T64_9">Просмотр</text:span><text:span text:style-name="T64_10">,<text:s/></text:span><text:span text:style-name="T64_11">создание</text:span><text:span text:style-name="T64_12">,<text:s/></text:span><text:span text:style-name="T64_13">покупка</text:span><text:span text:style-name="T64_14"><text:s/></text:span><text:span text:style-name="T64_15">и</text:span><text:span text:style-name="T64_16"><text:s/></text:span><text:span text:style-name="T64_17">продажа</text:span><text:span text:style-name="T64_18"><text:s/></text:span><text:span text:style-name="T64_19">ресурсов</text:span><text:span text:style-name="T64_20">.<text:s/>-<text:s/>20’000<text:s/>(2%);</text:span></text:p>
        </text:list-item>
        <text:list-item>
          <text:p text:style-name="P65"><text:span text:style-name="T65_1">Сообщения</text:span><text:span text:style-name="T65_2"><text:s/>-<text:s/></text:span><text:span text:style-name="T65_3">передача</text:span><text:span text:style-name="T65_4"><text:s/></text:span><text:span text:style-name="T65_5">зашифрованных</text:span><text:span text:style-name="T65_6"><text:s/></text:span><text:span text:style-name="T65_7">сообщений</text:span><text:span text:style-name="T65_8">.<text:s/>-<text:s/>20’000<text:s/>(2%);</text:span></text:p>
        </text:list-item>
        <text:list-item>
          <text:p text:style-name="P66"><text:span text:style-name="T66_1">Транзакции</text:span><text:span text:style-name="T66_2"><text:s/>-<text:s/></text:span><text:span text:style-name="T66_3">просмотр</text:span><text:span text:style-name="T66_4">,<text:s/></text:span><text:span text:style-name="T66_5">проверка</text:span><text:span text:style-name="T66_6">/</text:span><text:span text:style-name="T66_7">валидация</text:span><text:span text:style-name="T66_8"><text:s/></text:span><text:span text:style-name="T66_9">транзакции</text:span><text:span text:style-name="T66_10">.<text:s/>-<text:s/>20’000<text:s/>(2%);</text:span></text:p>
        </text:list-item>
        <text:list-item>
          <text:p text:style-name="P67"><text:span text:style-name="T67_1">Блоки</text:span><text:span text:style-name="T67_2"><text:s/>-<text:s/></text:span><text:span text:style-name="T67_3">просмотр</text:span><text:span text:style-name="T67_4"><text:s/></text:span><text:span text:style-name="T67_5">блоков</text:span><text:span text:style-name="T67_6">.<text:s/>-<text:s/>20’000<text:s/>(2%);</text:span></text:p>
        </text:list-item>
        <text:list-item>
          <text:p text:style-name="P68"><text:span text:style-name="T68_1">Форджинг</text:span><text:span text:style-name="T68_2"><text:s/>-<text:s/></text:span><text:span text:style-name="T68_3">генерация</text:span><text:span text:style-name="T68_4"><text:s/></text:span><text:span text:style-name="T68_5">блоков</text:span><text:span text:style-name="T68_6">.<text:s/>-<text:s/>20’000<text:s/>(2%);</text:span></text:p>
        </text:list-item>
        <text:list-item>
          <text:p text:style-name="P69"><text:span text:style-name="T69_1">Пиры</text:span><text:span text:style-name="T69_2"><text:s/>-<text:s/></text:span><text:span text:style-name="T69_3">обеспечивает</text:span><text:span text:style-name="T69_4"><text:s/></text:span><text:span text:style-name="T69_5">связь</text:span><text:span text:style-name="T69_6"><text:s/></text:span><text:span text:style-name="T69_7">с</text:span><text:span text:style-name="T69_8"><text:s/></text:span><text:span text:style-name="T69_9">другими</text:span><text:span text:style-name="T69_10"><text:s/></text:span><text:span text:style-name="T69_11">узлами</text:span><text:span text:style-name="T69_12">.<text:s/>-<text:s/>20’000<text:s/>(2%)</text:span></text:p>
        </text:list-item>
      </text:list>
      <text:p text:style-name="P70"/>
      <text:p text:style-name="P71"><text:span text:style-name="T71_1">Дополнительные</text:span><text:span text:style-name="T71_2"><text:s/></text:span><text:span text:style-name="T71_3">модули</text:span><text:span text:style-name="T71_4">:<text:s/></text:span></text:p>
      <text:p text:style-name="P72"><text:span text:style-name="T72_1">11.<text:s/></text:span><text:span text:style-name="T72_2">Биржа</text:span><text:span text:style-name="T72_3"><text:s/></text:span><text:span text:style-name="T72_4">активов</text:span><text:span text:style-name="T72_5">.<text:s/>-<text:s/>20’000<text:s/>(2%)</text:span></text:p>
      <text:p text:style-name="P73"><text:span text:style-name="T73_1">12.<text:s/></text:span><text:span text:style-name="T73_2">Биржа</text:span><text:span text:style-name="T73_3"><text:s/></text:span><text:span text:style-name="T73_4">алиасов</text:span><text:span text:style-name="T73_5">.<text:s/>-<text:s/>20’000<text:s/>(2%)</text:span></text:p>
      <text:p text:style-name="P74"><text:span text:style-name="T74_1">13.<text:s/></text:span><text:span text:style-name="T74_2">Магазин</text:span><text:span text:style-name="T74_3"><text:s/></text:span><text:span text:style-name="T74_4">товаров</text:span><text:span text:style-name="T74_5">.<text:s/>-<text:s/>20’000<text:s/>(2%)</text:span></text:p>
      <text:p text:style-name="P75"><text:span text:style-name="T75_1">14.<text:s/></text:span><text:span text:style-name="T75_2">Поиск</text:span><text:span text:style-name="T75_3"><text:s/></text:span><text:span text:style-name="T75_4">активов</text:span><text:span text:style-name="T75_5"><text:s/></text:span><text:span text:style-name="T75_6">и</text:span><text:span text:style-name="T75_7"><text:s/></text:span><text:span text:style-name="T75_8">товаров</text:span><text:span text:style-name="T75_9"><text:s/></text:span><text:span text:style-name="T75_10">по</text:span><text:span text:style-name="T75_11"><text:s/></text:span><text:span text:style-name="T75_12">заданным</text:span><text:span text:style-name="T75_13"><text:s/></text:span><text:span text:style-name="T75_14">параметрам</text:span><text:span text:style-name="T75_15">,<text:s/></text:span><text:span text:style-name="T75_16">умный</text:span><text:span text:style-name="T75_17"><text:s/></text:span><text:span text:style-name="T75_18">поиск</text:span><text:span text:style-name="T75_19"><text:s/></text:span><text:span text:style-name="T75_20">активов</text:span><text:span text:style-name="T75_21"><text:s/></text:span><text:span text:style-name="T75_22">и</text:span><text:span text:style-name="T75_23"><text:s/></text:span><text:span text:style-name="T75_24">товаров</text:span><text:span text:style-name="T75_25">.<text:s/>-<text:s/>20’000<text:s/>(2%)</text:span></text:p>
      <text:p text:style-name="P76"><text:span text:style-name="T76_1">15.<text:s/></text:span><text:span text:style-name="T76_2">Пул</text:span><text:span text:style-name="T76_3"><text:s/></text:span><text:span text:style-name="T76_4">идей</text:span><text:span text:style-name="T76_5"><text:s/>-<text:s/></text:span><text:span text:style-name="T76_6">база</text:span><text:span text:style-name="T76_7"><text:s/></text:span><text:span text:style-name="T76_8">данных</text:span><text:span text:style-name="T76_9"><text:s/></text:span><text:span text:style-name="T76_10">идей</text:span><text:span text:style-name="T76_11"><text:s/></text:span><text:span text:style-name="T76_12">для</text:span><text:span text:style-name="T76_13"><text:s/></text:span><text:span text:style-name="T76_14">реализации</text:span><text:span text:style-name="T76_15"><text:s/>(</text:span><text:span text:style-name="T76_16">продукты</text:span><text:span text:style-name="T76_17"><text:s/></text:span><text:span text:style-name="T76_18">разума</text:span><text:span text:style-name="T76_19">).<text:s/>-<text:s/>20’000<text:s/>(2%)</text:span></text:p>
      <text:p text:style-name="P77"><text:span text:style-name="T77_1">16.<text:s/></text:span><text:span text:style-name="T77_2">Пул</text:span><text:span text:style-name="T77_3"><text:s/></text:span><text:span text:style-name="T77_4">проектов</text:span><text:span text:style-name="T77_5"><text:s/>-<text:s/></text:span><text:span text:style-name="T77_6">бала</text:span><text:span text:style-name="T77_7"><text:s/></text:span><text:span text:style-name="T77_8">данных</text:span><text:span text:style-name="T77_9"><text:s/></text:span><text:span text:style-name="T77_10">воплощения</text:span><text:span text:style-name="T77_11"><text:s/></text:span><text:span text:style-name="T77_12">идей</text:span><text:span text:style-name="T77_13"><text:s/>(</text:span><text:span text:style-name="T77_14">результат</text:span><text:span text:style-name="T77_15"><text:s/></text:span><text:span text:style-name="T77_16">труда</text:span><text:span text:style-name="T77_17">).<text:s/>-<text:s/>20’000<text:s/>(2%)</text:span></text:p>
      <text:p text:style-name="P78"><text:span text:style-name="T78_1">17.<text:s/></text:span><text:span text:style-name="T78_2">Модуль</text:span><text:span text:style-name="T78_3"><text:s/></text:span><text:span text:style-name="T78_4">эмисии</text:span><text:span text:style-name="T78_5">.<text:s/></text:span><text:span text:style-name="T78_6">Эмиссия</text:span><text:span text:style-name="T78_7"><text:s/></text:span><text:span text:style-name="T78_8">денежных</text:span><text:span text:style-name="T78_9"><text:s/></text:span><text:span text:style-name="T78_10">единиц</text:span><text:span text:style-name="T78_11"><text:s/></text:span><text:span text:style-name="T78_12">для</text:span><text:span text:style-name="T78_13"><text:s/></text:span><text:span text:style-name="T78_14">обмена</text:span><text:span text:style-name="T78_15"><text:s/></text:span><text:span text:style-name="T78_16">производится</text:span><text:span text:style-name="T78_17"><text:s/></text:span><text:span text:style-name="T78_18">за</text:span><text:span text:style-name="T78_19"><text:s/></text:span><text:span text:style-name="T78_20">воплощение</text:span><text:span text:style-name="T78_21"><text:s/></text:span><text:span text:style-name="T78_22">идей</text:span><text:span text:style-name="T78_23"><text:s/></text:span><text:span text:style-name="T78_24">в</text:span><text:span text:style-name="T78_25"><text:s/></text:span><text:span text:style-name="T78_26">проекты</text:span><text:span text:style-name="T78_27"><text:s/>-<text:s/></text:span><text:span text:style-name="T78_28">путём</text:span><text:span text:style-name="T78_29"><text:s/></text:span><text:span text:style-name="T78_30">краудфандинговой</text:span><text:span text:style-name="T78_31">/</text:span><text:span text:style-name="T78_32">краудинвестинговой</text:span><text:span text:style-name="T78_33"><text:s/></text:span><text:span text:style-name="T78_34">оценки</text:span><text:span text:style-name="T78_35"><text:s/></text:span><text:span text:style-name="T78_36">интереса</text:span><text:span text:style-name="T78_37"><text:s/></text:span><text:span text:style-name="T78_38">людей</text:span><text:span text:style-name="T78_39"><text:s/></text:span><text:span text:style-name="T78_40">к</text:span><text:span text:style-name="T78_41"><text:s/></text:span><text:span text:style-name="T78_42">данному</text:span><text:span text:style-name="T78_43"><text:s/></text:span><text:span text:style-name="T78_44">проекту</text:span><text:span text:style-name="T78_45"><text:s/></text:span><text:span text:style-name="T78_46">и</text:span><text:span text:style-name="T78_47"><text:s/></text:span><text:span text:style-name="T78_48">последующей</text:span><text:span text:style-name="T78_49"><text:s/></text:span><text:span text:style-name="T78_50">оценкой</text:span><text:span text:style-name="T78_51"><text:s/></text:span><text:span text:style-name="T78_52">результата</text:span><text:span text:style-name="T78_53"><text:s/></text:span><text:span text:style-name="T78_54">голосованием</text:span><text:span text:style-name="T78_55">.<text:s/></text:span><text:span text:style-name="T78_56">Эмиссия</text:span><text:span text:style-name="T78_57"><text:s/></text:span><text:span text:style-name="T78_58">производится</text:span><text:span text:style-name="T78_59"><text:s/></text:span><text:span text:style-name="T78_60">в</text:span><text:span text:style-name="T78_61"><text:s/></text:span><text:span text:style-name="T78_62">кошелёк</text:span><text:span text:style-name="T78_63"><text:s/></text:span><text:span text:style-name="T78_64">автора</text:span><text:span text:style-name="T78_65"><text:s/></text:span><text:span text:style-name="T78_66">проекта</text:span><text:span text:style-name="T78_67"><text:s/></text:span><text:span text:style-name="T78_68">в</text:span><text:span text:style-name="T78_69"><text:s/></text:span><text:span text:style-name="T78_70">качестве</text:span><text:span text:style-name="T78_71"><text:s/>"</text:span><text:span text:style-name="T78_72">премии</text:span><text:span text:style-name="T78_73">"<text:s/></text:span><text:span text:style-name="T78_74">за</text:span><text:span text:style-name="T78_75"><text:s/></text:span><text:span text:style-name="T78_76">воплощение</text:span><text:span text:style-name="T78_77"><text:s/></text:span><text:span text:style-name="T78_78">проекта</text:span><text:span text:style-name="T78_79">.<text:s/></text:span><text:span text:style-name="T78_80">Для</text:span><text:span text:style-name="T78_81"><text:s/></text:span><text:span text:style-name="T78_82">достоверного</text:span><text:span text:style-name="T78_83"><text:s/></text:span><text:span text:style-name="T78_84">размера</text:span><text:span text:style-name="T78_85"><text:s/></text:span><text:span text:style-name="T78_86">эмиссии</text:span><text:span text:style-name="T78_87"><text:s/></text:span><text:span text:style-name="T78_88">оценка</text:span><text:span text:style-name="T78_89"><text:s/></text:span><text:span text:style-name="T78_90">производится</text:span><text:span text:style-name="T78_91"><text:s/></text:span><text:span text:style-name="T78_92">в</text:span><text:span text:style-name="T78_93"><text:s/></text:span><text:span text:style-name="T78_94">несколько</text:span><text:span text:style-name="T78_95"><text:s/></text:span><text:span text:style-name="T78_96">этапов</text:span><text:span text:style-name="T78_97"><text:s/></text:span><text:span text:style-name="T78_98">несколькими</text:span><text:span text:style-name="T78_99"><text:s/></text:span><text:span text:style-name="T78_100">группами</text:span><text:span text:style-name="T78_101"><text:s/></text:span><text:span text:style-name="T78_102">пользователей</text:span><text:span text:style-name="T78_103"><text:s/>(</text:span><text:span text:style-name="T78_104">вкладчики</text:span><text:span text:style-name="T78_105">,<text:s/></text:span><text:span text:style-name="T78_106">эксперты</text:span><text:span text:style-name="T78_107">,<text:s/></text:span><text:span text:style-name="T78_108">сообщество</text:span><text:span text:style-name="T78_109">).<text:s/>-<text:s/>20’000<text:s/>(2%)</text:span></text:p>
      <text:p text:style-name="P79"><text:span text:style-name="T79_1">18.<text:s/></text:span><text:span text:style-name="T79_2">X</text:span><text:span text:style-name="T79_3"><text:s/>-<text:s/>20’000<text:s/>(2%)</text:span></text:p>
      <text:p text:style-name="P80"><text:span text:style-name="T80_1">19.<text:s/></text:span><text:span text:style-name="T80_2">Y</text:span><text:span text:style-name="T80_3"><text:s/>-<text:s/>20’000<text:s/>(2%)</text:span></text:p>
      <text:p text:style-name="P81"><text:span text:style-name="T81_1">20.<text:s/></text:span><text:span text:style-name="T81_2">Z</text:span><text:span text:style-name="T81_3"><text:s/>-<text:s/>20’000<text:s/>(2%)</text:span></text:p>
      <text:p text:style-name="P82"/>
      <text:p text:style-name="P83"/>
      <text:h text:style-name="P84" text:outline-level="10"><text:bookmark-start text:name="h.fvwfhrqqpays"/><text:bookmark-end text:name="h.fvwfhrqqpays"/><text:span text:style-name="T84_1">2.<text:s/></text:span><text:span text:style-name="T84_2">Обменник</text:span></text:h>
      <text:p text:style-name="P85"/>
      <text:p text:style-name="P86"><text:span text:style-name="T86_1">Суммарно</text:span><text:span text:style-name="T86_2"><text:s/>100’000<text:s/>(10%).</text:span></text:p>
      <text:p text:style-name="P87"><text:span text:style-name="T87_1">...<text:s/></text:span></text:p>
      <text:p text:style-name="P88"/>
      <text:h text:style-name="P89" text:outline-level="10"><text:bookmark-start text:name="h.8tjcep0u71r"/><text:bookmark-end text:name="h.8tjcep0u71r"/><text:span text:style-name="T89_1">3.<text:s/></text:span><text:span text:style-name="T89_2">Продвижение</text:span></text:h>
      <text:p text:style-name="P90"/>
      <text:p text:style-name="P91"><text:span text:style-name="T91_1">Продвижение</text:span><text:span text:style-name="T91_2"><text:s/></text:span><text:span text:style-name="T91_3">включает</text:span><text:span text:style-name="T91_4"><text:s/></text:span><text:span text:style-name="T91_5">в</text:span><text:span text:style-name="T91_6"><text:s/></text:span><text:span text:style-name="T91_7">себя</text:span><text:span text:style-name="T91_8">:</text:span></text:p>
      <text:list text:style-name="LS7" xml:id="list41">
        <text:list-item>
          <text:p text:style-name="P92"><text:span text:style-name="T92_1">инвеcторам</text:span><text:span text:style-name="T92_2"><text:s/>(</text:span><text:span text:style-name="T92_3">крауд</text:span><text:span text:style-name="T92_4">-</text:span><text:span text:style-name="T92_5">фандинг</text:span><text:span text:style-name="T92_6">/</text:span><text:span text:style-name="T92_7">крауд</text:span><text:span text:style-name="T92_8">-</text:span><text:span text:style-name="T92_9">инвестинг</text:span><text:span text:style-name="T92_10">)<text:s/>-<text:s/>250’000<text:s/>(25%);</text:span></text:p>
        </text:list-item>
        <text:list-item>
          <text:p text:style-name="P93"><text:span text:style-name="T93_1">существующим</text:span><text:span text:style-name="T93_2"><text:s/></text:span><text:span text:style-name="T93_3">обществам</text:span><text:span text:style-name="T93_4"><text:s/>(</text:span><text:span text:style-name="T93_5">комьюнити</text:span><text:span text:style-name="T93_6">)<text:s/>-<text:s/>250’000<text:s/>(25%);</text:span></text:p>
        </text:list-item>
        <text:list-item>
          <text:p text:style-name="P94"><text:span text:style-name="T94_1">привлечение</text:span><text:span text:style-name="T94_2"><text:s/></text:span><text:span text:style-name="T94_3">инвесторов</text:span><text:span text:style-name="T94_4"><text:s/>-<text:s/>100’000<text:s/>(10%);</text:span></text:p>
        </text:list-item>
        <text:list-item>
          <text:p text:style-name="P95"><text:span text:style-name="T95_1">привлечение</text:span><text:span text:style-name="T95_2"><text:s/></text:span><text:span text:style-name="T95_3">существующих</text:span><text:span text:style-name="T95_4"><text:s/></text:span><text:span text:style-name="T95_5">обществ</text:span><text:span text:style-name="T95_6"><text:s/>-<text:s/>100’000<text:s/>(10%).</text:span></text:p>
        </text:list-item>
      </text:list>
      <text:p text:style-name="P96"><text:span text:style-name="T96_1">Суммарно</text:span><text:span text:style-name="T96_2"><text:s/>700’000<text:s/>(70%).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><text:span text:style-name="T103_1">См</text:span><text:span text:style-name="T103_2">.</text:span></text:p>
      <text:p text:style-name="P104"><text:span text:style-name="T104_1"><text:a xlink:type="simple" xlink:href="https://libre.life/doc/arch/ru"><text:span text:style-name="T104_2">https</text:span></text:a></text:span><text:span text:style-name="T104_3"><text:a xlink:type="simple" xlink:href="https://libre.life/doc/arch/ru"><text:span text:style-name="T104_4">://</text:span></text:a></text:span><text:span text:style-name="T104_5"><text:a xlink:type="simple" xlink:href="https://libre.life/doc/arch/ru"><text:span text:style-name="T104_6">libre</text:span></text:a></text:span><text:span text:style-name="T104_7"><text:a xlink:type="simple" xlink:href="https://libre.life/doc/arch/ru"><text:span text:style-name="T104_8">.</text:span></text:a></text:span><text:span text:style-name="T104_9"><text:a xlink:type="simple" xlink:href="https://libre.life/doc/arch/ru"><text:span text:style-name="T104_10">life</text:span></text:a></text:span><text:span text:style-name="T104_11"><text:a xlink:type="simple" xlink:href="https://libre.life/doc/arch/ru"><text:span text:style-name="T104_12">/</text:span></text:a></text:span><text:span text:style-name="T104_13"><text:a xlink:type="simple" xlink:href="https://libre.life/doc/arch/ru"><text:span text:style-name="T104_14">doc</text:span></text:a></text:span><text:span text:style-name="T104_15"><text:a xlink:type="simple" xlink:href="https://libre.life/doc/arch/ru"><text:span text:style-name="T104_16">/</text:span></text:a></text:span><text:span text:style-name="T104_17"><text:a xlink:type="simple" xlink:href="https://libre.life/doc/arch/ru"><text:span text:style-name="T104_18">arch</text:span></text:a></text:span><text:span text:style-name="T104_19"><text:a xlink:type="simple" xlink:href="https://libre.life/doc/arch/ru"><text:span text:style-name="T104_20">/</text:span></text:a></text:span><text:span text:style-name="T104_21"><text:a xlink:type="simple" xlink:href="https://libre.life/doc/arch/ru"><text:span text:style-name="T104_22">ru</text:span></text:a></text:span><text:span text:style-name="T104_23"><text:s/>-<text:s/></text:span><text:span text:style-name="T104_24">Архитектура</text:span><text:span text:style-name="T104_25"><text:s/></text:span><text:span text:style-name="T104_26">системы</text:span></text:p>
      <text:p text:style-name="P105"><text:span text:style-name="T105_1"><text:a xlink:type="simple" xlink:href="https://libre.life/doc/api/ru"><text:span text:style-name="T105_2">https</text:span></text:a></text:span><text:span text:style-name="T105_3"><text:a xlink:type="simple" xlink:href="https://libre.life/doc/api/ru"><text:span text:style-name="T105_4">://</text:span></text:a></text:span><text:span text:style-name="T105_5"><text:a xlink:type="simple" xlink:href="https://libre.life/doc/api/ru"><text:span text:style-name="T105_6">libre</text:span></text:a></text:span><text:span text:style-name="T105_7"><text:a xlink:type="simple" xlink:href="https://libre.life/doc/api/ru"><text:span text:style-name="T105_8">.</text:span></text:a></text:span><text:span text:style-name="T105_9"><text:a xlink:type="simple" xlink:href="https://libre.life/doc/api/ru"><text:span text:style-name="T105_10">life</text:span></text:a></text:span><text:span text:style-name="T105_11"><text:a xlink:type="simple" xlink:href="https://libre.life/doc/api/ru"><text:span text:style-name="T105_12">/</text:span></text:a></text:span><text:span text:style-name="T105_13"><text:a xlink:type="simple" xlink:href="https://libre.life/doc/api/ru"><text:span text:style-name="T105_14">doc</text:span></text:a></text:span><text:span text:style-name="T105_15"><text:a xlink:type="simple" xlink:href="https://libre.life/doc/api/ru"><text:span text:style-name="T105_16">/</text:span></text:a></text:span><text:span text:style-name="T105_17"><text:a xlink:type="simple" xlink:href="https://libre.life/doc/api/ru"><text:span text:style-name="T105_18">api</text:span></text:a></text:span><text:span text:style-name="T105_19"><text:a xlink:type="simple" xlink:href="https://libre.life/doc/api/ru"><text:span text:style-name="T105_20">/</text:span></text:a></text:span><text:span text:style-name="T105_21"><text:a xlink:type="simple" xlink:href="https://libre.life/doc/api/ru"><text:span text:style-name="T105_22">ru</text:span></text:a></text:span><text:span text:style-name="T105_23"><text:s/>-<text:s/></text:span><text:span text:style-name="T105_24">API</text:span><text:span text:style-name="T105_25"><text:s/>(</text:span><text:span text:style-name="T105_26">RestAPI</text:span><text:span text:style-name="T105_27">)</text:span></text:p>
      <text:p text:style-name="P106"><text:span text:style-name="T106_1"><text:a xlink:type="simple" xlink:href="https://vk.com/away.php?utf=1&amp;to=https%3A%2F%2Fprezi.com%2F3xdf05411bl0%2Ffreepe%2F"><text:span text:style-name="T106_2">https</text:span></text:a></text:span><text:span text:style-name="T106_3"><text:a xlink:type="simple" xlink:href="https://vk.com/away.php?utf=1&amp;to=https%3A%2F%2Fprezi.com%2F3xdf05411bl0%2Ffreepe%2F"><text:span text:style-name="T106_4">://</text:span></text:a></text:span><text:span text:style-name="T106_5"><text:a xlink:type="simple" xlink:href="https://vk.com/away.php?utf=1&amp;to=https%3A%2F%2Fprezi.com%2F3xdf05411bl0%2Ffreepe%2F"><text:span text:style-name="T106_6">prezi</text:span></text:a></text:span><text:span text:style-name="T106_7"><text:a xlink:type="simple" xlink:href="https://vk.com/away.php?utf=1&amp;to=https%3A%2F%2Fprezi.com%2F3xdf05411bl0%2Ffreepe%2F"><text:span text:style-name="T106_8">.</text:span></text:a></text:span><text:span text:style-name="T106_9"><text:a xlink:type="simple" xlink:href="https://vk.com/away.php?utf=1&amp;to=https%3A%2F%2Fprezi.com%2F3xdf05411bl0%2Ffreepe%2F"><text:span text:style-name="T106_10">com</text:span></text:a></text:span><text:span text:style-name="T106_11"><text:a xlink:type="simple" xlink:href="https://vk.com/away.php?utf=1&amp;to=https%3A%2F%2Fprezi.com%2F3xdf05411bl0%2Ffreepe%2F"><text:span text:style-name="T106_12">/3</text:span></text:a></text:span><text:span text:style-name="T106_13"><text:a xlink:type="simple" xlink:href="https://vk.com/away.php?utf=1&amp;to=https%3A%2F%2Fprezi.com%2F3xdf05411bl0%2Ffreepe%2F"><text:span text:style-name="T106_14">xdf</text:span></text:a></text:span><text:span text:style-name="T106_15"><text:a xlink:type="simple" xlink:href="https://vk.com/away.php?utf=1&amp;to=https%3A%2F%2Fprezi.com%2F3xdf05411bl0%2Ffreepe%2F"><text:span text:style-name="T106_16">05411</text:span></text:a></text:span><text:span text:style-name="T106_17"><text:a xlink:type="simple" xlink:href="https://vk.com/away.php?utf=1&amp;to=https%3A%2F%2Fprezi.com%2F3xdf05411bl0%2Ffreepe%2F"><text:span text:style-name="T106_18">bl</text:span></text:a></text:span><text:span text:style-name="T106_19"><text:a xlink:type="simple" xlink:href="https://vk.com/away.php?utf=1&amp;to=https%3A%2F%2Fprezi.com%2F3xdf05411bl0%2Ffreepe%2F"><text:span text:style-name="T106_20">0/</text:span></text:a></text:span><text:span text:style-name="T106_21"><text:a xlink:type="simple" xlink:href="https://vk.com/away.php?utf=1&amp;to=https%3A%2F%2Fprezi.com%2F3xdf05411bl0%2Ffreepe%2F"><text:span text:style-name="T106_22">freepe</text:span></text:a></text:span><text:span text:style-name="T106_23"><text:a xlink:type="simple" xlink:href="https://vk.com/away.php?utf=1&amp;to=https%3A%2F%2Fprezi.com%2F3xdf05411bl0%2Ffreepe%2F"><text:span text:style-name="T106_24">/</text:span></text:a></text:span><text:span text:style-name="T106_25"><text:s/>-<text:s/></text:span><text:span text:style-name="T106_26">Презентация</text:span></text:p>
      <text:p text:style-name="P107"/>
      <text:p text:style-name="P108"/>
      <text:p text:style-name="P109"/>
      <text:p text:style-name="P110"/>
      <text:p text:style-name="P111"><text:span text:style-name="T111_1">Протокол</text:span><text:span text:style-name="T111_2"><text:s/></text:span><text:span text:style-name="T111_3">и</text:span><text:span text:style-name="T111_4"><text:s/></text:span><text:span text:style-name="T111_5">API</text:span></text:p>
      <text:p text:style-name="P112"><text:span text:style-name="T112_1"><text:a xlink:type="simple" xlink:href="https://docs.google.com/document/d/1dMAc-t7j-0XlnILllUb8zYvJCXRa_9n-5obDXn1XPCg"><text:span text:style-name="T112_2">https</text:span></text:a></text:span><text:span text:style-name="T112_3"><text:a xlink:type="simple" xlink:href="https://docs.google.com/document/d/1dMAc-t7j-0XlnILllUb8zYvJCXRa_9n-5obDXn1XPCg"><text:span text:style-name="T112_4">://</text:span></text:a></text:span><text:span text:style-name="T112_5"><text:a xlink:type="simple" xlink:href="https://docs.google.com/document/d/1dMAc-t7j-0XlnILllUb8zYvJCXRa_9n-5obDXn1XPCg"><text:span text:style-name="T112_6">docs</text:span></text:a></text:span><text:span text:style-name="T112_7"><text:a xlink:type="simple" xlink:href="https://docs.google.com/document/d/1dMAc-t7j-0XlnILllUb8zYvJCXRa_9n-5obDXn1XPCg"><text:span text:style-name="T112_8">.</text:span></text:a></text:span><text:span text:style-name="T112_9"><text:a xlink:type="simple" xlink:href="https://docs.google.com/document/d/1dMAc-t7j-0XlnILllUb8zYvJCXRa_9n-5obDXn1XPCg"><text:span text:style-name="T112_10">google</text:span></text:a></text:span><text:span text:style-name="T112_11"><text:a xlink:type="simple" xlink:href="https://docs.google.com/document/d/1dMAc-t7j-0XlnILllUb8zYvJCXRa_9n-5obDXn1XPCg"><text:span text:style-name="T112_12">.</text:span></text:a></text:span><text:span text:style-name="T112_13"><text:a xlink:type="simple" xlink:href="https://docs.google.com/document/d/1dMAc-t7j-0XlnILllUb8zYvJCXRa_9n-5obDXn1XPCg"><text:span text:style-name="T112_14">com</text:span></text:a></text:span><text:span text:style-name="T112_15"><text:a xlink:type="simple" xlink:href="https://docs.google.com/document/d/1dMAc-t7j-0XlnILllUb8zYvJCXRa_9n-5obDXn1XPCg"><text:span text:style-name="T112_16">/</text:span></text:a></text:span><text:span text:style-name="T112_17"><text:a xlink:type="simple" xlink:href="https://docs.google.com/document/d/1dMAc-t7j-0XlnILllUb8zYvJCXRa_9n-5obDXn1XPCg"><text:span text:style-name="T112_18">document</text:span></text:a></text:span><text:span text:style-name="T112_19"><text:a xlink:type="simple" xlink:href="https://docs.google.com/document/d/1dMAc-t7j-0XlnILllUb8zYvJCXRa_9n-5obDXn1XPCg"><text:span text:style-name="T112_20">/</text:span></text:a></text:span><text:span text:style-name="T112_21"><text:a xlink:type="simple" xlink:href="https://docs.google.com/document/d/1dMAc-t7j-0XlnILllUb8zYvJCXRa_9n-5obDXn1XPCg"><text:span text:style-name="T112_22">d</text:span></text:a></text:span><text:span text:style-name="T112_23"><text:a xlink:type="simple" xlink:href="https://docs.google.com/document/d/1dMAc-t7j-0XlnILllUb8zYvJCXRa_9n-5obDXn1XPCg"><text:span text:style-name="T112_24">/1</text:span></text:a></text:span><text:span text:style-name="T112_25"><text:a xlink:type="simple" xlink:href="https://docs.google.com/document/d/1dMAc-t7j-0XlnILllUb8zYvJCXRa_9n-5obDXn1XPCg"><text:span text:style-name="T112_26">dMAc</text:span></text:a></text:span><text:span text:style-name="T112_27"><text:a xlink:type="simple" xlink:href="https://docs.google.com/document/d/1dMAc-t7j-0XlnILllUb8zYvJCXRa_9n-5obDXn1XPCg"><text:span text:style-name="T112_28">-</text:span></text:a></text:span><text:span text:style-name="T112_29"><text:a xlink:type="simple" xlink:href="https://docs.google.com/document/d/1dMAc-t7j-0XlnILllUb8zYvJCXRa_9n-5obDXn1XPCg"><text:span text:style-name="T112_30">t</text:span></text:a></text:span><text:span text:style-name="T112_31"><text:a xlink:type="simple" xlink:href="https://docs.google.com/document/d/1dMAc-t7j-0XlnILllUb8zYvJCXRa_9n-5obDXn1XPCg"><text:span text:style-name="T112_32">7</text:span></text:a></text:span><text:span text:style-name="T112_33"><text:a xlink:type="simple" xlink:href="https://docs.google.com/document/d/1dMAc-t7j-0XlnILllUb8zYvJCXRa_9n-5obDXn1XPCg"><text:span text:style-name="T112_34">j</text:span></text:a></text:span><text:span text:style-name="T112_35"><text:a xlink:type="simple" xlink:href="https://docs.google.com/document/d/1dMAc-t7j-0XlnILllUb8zYvJCXRa_9n-5obDXn1XPCg"><text:span text:style-name="T112_36">-0</text:span></text:a></text:span><text:span text:style-name="T112_37"><text:a xlink:type="simple" xlink:href="https://docs.google.com/document/d/1dMAc-t7j-0XlnILllUb8zYvJCXRa_9n-5obDXn1XPCg"><text:span text:style-name="T112_38">XlnILllUb</text:span></text:a></text:span><text:span text:style-name="T112_39"><text:a xlink:type="simple" xlink:href="https://docs.google.com/document/d/1dMAc-t7j-0XlnILllUb8zYvJCXRa_9n-5obDXn1XPCg"><text:span text:style-name="T112_40">8</text:span></text:a></text:span><text:span text:style-name="T112_41"><text:a xlink:type="simple" xlink:href="https://docs.google.com/document/d/1dMAc-t7j-0XlnILllUb8zYvJCXRa_9n-5obDXn1XPCg"><text:span text:style-name="T112_42">zYvJCXRa</text:span></text:a></text:span><text:span text:style-name="T112_43"><text:a xlink:type="simple" xlink:href="https://docs.google.com/document/d/1dMAc-t7j-0XlnILllUb8zYvJCXRa_9n-5obDXn1XPCg"><text:span text:style-name="T112_44">_9</text:span></text:a></text:span><text:span text:style-name="T112_45"><text:a xlink:type="simple" xlink:href="https://docs.google.com/document/d/1dMAc-t7j-0XlnILllUb8zYvJCXRa_9n-5obDXn1XPCg"><text:span text:style-name="T112_46">n</text:span></text:a></text:span><text:span text:style-name="T112_47"><text:a xlink:type="simple" xlink:href="https://docs.google.com/document/d/1dMAc-t7j-0XlnILllUb8zYvJCXRa_9n-5obDXn1XPCg"><text:span text:style-name="T112_48">-5</text:span></text:a></text:span><text:span text:style-name="T112_49"><text:a xlink:type="simple" xlink:href="https://docs.google.com/document/d/1dMAc-t7j-0XlnILllUb8zYvJCXRa_9n-5obDXn1XPCg"><text:span text:style-name="T112_50">obDXn</text:span></text:a></text:span><text:span text:style-name="T112_51"><text:a xlink:type="simple" xlink:href="https://docs.google.com/document/d/1dMAc-t7j-0XlnILllUb8zYvJCXRa_9n-5obDXn1XPCg"><text:span text:style-name="T112_52">1</text:span></text:a></text:span><text:span text:style-name="T112_53"><text:a xlink:type="simple" xlink:href="https://docs.google.com/document/d/1dMAc-t7j-0XlnILllUb8zYvJCXRa_9n-5obDXn1XPCg"><text:span text:style-name="T112_54">XPCg</text:span></text:a></text:span></text:p>
      <text:p text:style-name="P113"/>
      <text:p text:style-name="P114"><text:span text:style-name="T114_1">Предыдущая</text:span><text:span text:style-name="T114_2"><text:s/></text:span><text:span text:style-name="T114_3">версия</text:span></text:p>
      <text:p text:style-name="P115"><text:span text:style-name="T115_1"><text:a xlink:type="simple" xlink:href="https://docs.google.com/document/d/1bgb8telsrUPuEKAidjzOTeIAFdAzRJuE5QQcA7AR2F0"><text:span text:style-name="T115_2">https</text:span></text:a></text:span><text:span text:style-name="T115_3"><text:a xlink:type="simple" xlink:href="https://docs.google.com/document/d/1bgb8telsrUPuEKAidjzOTeIAFdAzRJuE5QQcA7AR2F0"><text:span text:style-name="T115_4">://</text:span></text:a></text:span><text:span text:style-name="T115_5"><text:a xlink:type="simple" xlink:href="https://docs.google.com/document/d/1bgb8telsrUPuEKAidjzOTeIAFdAzRJuE5QQcA7AR2F0"><text:span text:style-name="T115_6">docs</text:span></text:a></text:span><text:span text:style-name="T115_7"><text:a xlink:type="simple" xlink:href="https://docs.google.com/document/d/1bgb8telsrUPuEKAidjzOTeIAFdAzRJuE5QQcA7AR2F0"><text:span text:style-name="T115_8">.</text:span></text:a></text:span><text:span text:style-name="T115_9"><text:a xlink:type="simple" xlink:href="https://docs.google.com/document/d/1bgb8telsrUPuEKAidjzOTeIAFdAzRJuE5QQcA7AR2F0"><text:span text:style-name="T115_10">google</text:span></text:a></text:span><text:span text:style-name="T115_11"><text:a xlink:type="simple" xlink:href="https://docs.google.com/document/d/1bgb8telsrUPuEKAidjzOTeIAFdAzRJuE5QQcA7AR2F0"><text:span text:style-name="T115_12">.</text:span></text:a></text:span><text:span text:style-name="T115_13"><text:a xlink:type="simple" xlink:href="https://docs.google.com/document/d/1bgb8telsrUPuEKAidjzOTeIAFdAzRJuE5QQcA7AR2F0"><text:span text:style-name="T115_14">com</text:span></text:a></text:span><text:span text:style-name="T115_15"><text:a xlink:type="simple" xlink:href="https://docs.google.com/document/d/1bgb8telsrUPuEKAidjzOTeIAFdAzRJuE5QQcA7AR2F0"><text:span text:style-name="T115_16">/</text:span></text:a></text:span><text:span text:style-name="T115_17"><text:a xlink:type="simple" xlink:href="https://docs.google.com/document/d/1bgb8telsrUPuEKAidjzOTeIAFdAzRJuE5QQcA7AR2F0"><text:span text:style-name="T115_18">document</text:span></text:a></text:span><text:span text:style-name="T115_19"><text:a xlink:type="simple" xlink:href="https://docs.google.com/document/d/1bgb8telsrUPuEKAidjzOTeIAFdAzRJuE5QQcA7AR2F0"><text:span text:style-name="T115_20">/</text:span></text:a></text:span><text:span text:style-name="T115_21"><text:a xlink:type="simple" xlink:href="https://docs.google.com/document/d/1bgb8telsrUPuEKAidjzOTeIAFdAzRJuE5QQcA7AR2F0"><text:span text:style-name="T115_22">d</text:span></text:a></text:span><text:span text:style-name="T115_23"><text:a xlink:type="simple" xlink:href="https://docs.google.com/document/d/1bgb8telsrUPuEKAidjzOTeIAFdAzRJuE5QQcA7AR2F0"><text:span text:style-name="T115_24">/1</text:span></text:a></text:span><text:span text:style-name="T115_25"><text:a xlink:type="simple" xlink:href="https://docs.google.com/document/d/1bgb8telsrUPuEKAidjzOTeIAFdAzRJuE5QQcA7AR2F0"><text:span text:style-name="T115_26">bgb</text:span></text:a></text:span><text:span text:style-name="T115_27"><text:a xlink:type="simple" xlink:href="https://docs.google.com/document/d/1bgb8telsrUPuEKAidjzOTeIAFdAzRJuE5QQcA7AR2F0"><text:span text:style-name="T115_28">8</text:span></text:a></text:span><text:span text:style-name="T115_29"><text:a xlink:type="simple" xlink:href="https://docs.google.com/document/d/1bgb8telsrUPuEKAidjzOTeIAFdAzRJuE5QQcA7AR2F0"><text:span text:style-name="T115_30">telsrUPuEKAidjzOTeIAFdAzRJuE</text:span></text:a></text:span><text:span text:style-name="T115_31"><text:a xlink:type="simple" xlink:href="https://docs.google.com/document/d/1bgb8telsrUPuEKAidjzOTeIAFdAzRJuE5QQcA7AR2F0"><text:span text:style-name="T115_32">5</text:span></text:a></text:span><text:span text:style-name="T115_33"><text:a xlink:type="simple" xlink:href="https://docs.google.com/document/d/1bgb8telsrUPuEKAidjzOTeIAFdAzRJuE5QQcA7AR2F0"><text:span text:style-name="T115_34">QQcA</text:span></text:a></text:span><text:span text:style-name="T115_35"><text:a xlink:type="simple" xlink:href="https://docs.google.com/document/d/1bgb8telsrUPuEKAidjzOTeIAFdAzRJuE5QQcA7AR2F0"><text:span text:style-name="T115_36">7</text:span></text:a></text:span><text:span text:style-name="T115_37"><text:a xlink:type="simple" xlink:href="https://docs.google.com/document/d/1bgb8telsrUPuEKAidjzOTeIAFdAzRJuE5QQcA7AR2F0"><text:span text:style-name="T115_38">AR</text:span></text:a></text:span><text:span text:style-name="T115_39"><text:a xlink:type="simple" xlink:href="https://docs.google.com/document/d/1bgb8telsrUPuEKAidjzOTeIAFdAzRJuE5QQcA7AR2F0"><text:span text:style-name="T115_40">2</text:span></text:a></text:span><text:span text:style-name="T115_41"><text:a xlink:type="simple" xlink:href="https://docs.google.com/document/d/1bgb8telsrUPuEKAidjzOTeIAFdAzRJuE5QQcA7AR2F0"><text:span text:style-name="T115_42">F</text:span></text:a></text:span><text:span text:style-name="T115_43"><text:a xlink:type="simple" xlink:href="https://docs.google.com/document/d/1bgb8telsrUPuEKAidjzOTeIAFdAzRJuE5QQcA7AR2F0"><text:span text:style-name="T115_44">0</text:span></text:a></text:span></text:p>
      <text:p text:style-name="P1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